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Таблица7" style:family="table">
      <style:table-properties style:width="17.018cm" fo:margin-left="0cm" fo:margin-right="-0.018cm" table:align="margins"/>
    </style:style>
    <style:style style:name="Таблица7.A" style:family="table-column">
      <style:table-column-properties style:column-width="2.646cm" style:rel-column-width="10188*"/>
    </style:style>
    <style:style style:name="Таблица7.B" style:family="table-column">
      <style:table-column-properties style:column-width="3.535cm" style:rel-column-width="13612*"/>
    </style:style>
    <style:style style:name="Таблица7.C" style:family="table-column">
      <style:table-column-properties style:column-width="10.837cm" style:rel-column-width="41735*"/>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7.A3" style:family="table-cell">
      <style:table-cell-properties fo:padding="0.097cm" fo:border-left="0.002cm solid #000000" fo:border-right="none" fo:border-top="none" fo:border-bottom="0.002cm solid #000000"/>
    </style:style>
    <style:style style:name="Таблица7.C3"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646cm" style:rel-column-width="10199*"/>
    </style:style>
    <style:style style:name="Таблица8.B" style:family="table-column">
      <style:table-column-properties style:column-width="3.535cm" style:rel-column-width="13626*"/>
    </style:style>
    <style:style style:name="Таблица8.C" style:family="table-column">
      <style:table-column-properties style:column-width="10.82cm" style:rel-column-width="41710*"/>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8.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8.A3" style:family="table-cell">
      <style:table-cell-properties fo:padding="0.097cm" fo:border-left="0.002cm solid #000000" fo:border-right="none" fo:border-top="none" fo:border-bottom="0.002cm solid #000000"/>
    </style:style>
    <style:style style:name="Таблица8.C3"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4.382cm" style:rel-column-width="16890*"/>
    </style:style>
    <style:style style:name="Таблица9.B" style:family="table-column">
      <style:table-column-properties style:column-width="12.619cm" style:rel-column-width="4864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9.A3" style:family="table-cell">
      <style:table-cell-properties fo:padding="0.097cm" fo:border-left="0.002cm solid #000000" fo:border-right="none" fo:border-top="none" fo:border-bottom="0.002cm solid #000000"/>
    </style:style>
    <style:style style:name="Таблица9.B3"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8.043cm" style:rel-column-width="31006*"/>
    </style:style>
    <style:style style:name="Таблица10.B" style:family="table-column">
      <style:table-column-properties style:column-width="8.957cm" style:rel-column-width="34529*"/>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0.A3" style:family="table-cell">
      <style:table-cell-properties fo:padding="0.097cm" fo:border-left="0.002cm solid #000000" fo:border-right="none" fo:border-top="none" fo:border-bottom="0.002cm solid #000000"/>
    </style:style>
    <style:style style:name="Таблица10.B3"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3.62cm" style:rel-column-width="13952*"/>
    </style:style>
    <style:style style:name="Таблица11.B" style:family="table-column">
      <style:table-column-properties style:column-width="3.493cm" style:rel-column-width="13463*"/>
    </style:style>
    <style:style style:name="Таблица11.C" style:family="table-column">
      <style:table-column-properties style:column-width="9.888cm" style:rel-column-width="38120*"/>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1.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1.A3" style:family="table-cell">
      <style:table-cell-properties fo:padding="0.097cm" fo:border-left="0.002cm solid #000000" fo:border-right="none" fo:border-top="none" fo:border-bottom="0.002cm solid #000000"/>
    </style:style>
    <style:style style:name="Таблица11.C3"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2.A3" style:family="table-cell">
      <style:table-cell-properties fo:padding="0.097cm" fo:border-left="0.002cm solid #000000" fo:border-right="none" fo:border-top="none" fo:border-bottom="0.002cm solid #000000"/>
    </style:style>
    <style:style style:name="Таблица12.B3" style:family="table-cell">
      <style:table-cell-properties fo:padding="0.097cm" fo:border-left="0.002cm solid #000000" fo:border-right="0.002cm solid #000000" fo:border-top="none" fo:border-bottom="0.002cm solid #000000"/>
    </style:style>
    <style:style style:name="Таблица13" style:family="table">
      <style:table-properties style:width="17cm" table:align="margins"/>
    </style:style>
    <style:style style:name="Таблица13.A" style:family="table-column">
      <style:table-column-properties style:column-width="5.461cm" style:rel-column-width="21051*"/>
    </style:style>
    <style:style style:name="Таблица13.B" style:family="table-column">
      <style:table-column-properties style:column-width="11.539cm" style:rel-column-width="44484*"/>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3.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3.A3" style:family="table-cell">
      <style:table-cell-properties fo:padding="0.097cm" fo:border-left="0.002cm solid #000000" fo:border-right="none" fo:border-top="none" fo:border-bottom="0.002cm solid #000000"/>
    </style:style>
    <style:style style:name="Таблица13.B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position="0% 100%" style:font-name="Times New Roman" fo:language="en" fo:country="US"/>
    </style:style>
    <style:style style:name="P7" style:family="paragraph" style:parent-style-name="Код">
      <style:text-properties style:text-position="0% 100%"/>
    </style:style>
    <style:style style:name="P8" style:family="paragraph" style:parent-style-name="Код">
      <style:text-properties fo:font-weight="bold" style:font-weight-asian="bold" style:font-weight-complex="bold"/>
    </style:style>
    <style:style style:name="P9" style:family="paragraph" style:parent-style-name="Код">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60pt" style:font-size-asian="60pt" style:font-size-complex="60pt"/>
    </style:style>
    <style:style style:name="P11" style:family="paragraph" style:parent-style-name="Standard">
      <style:text-properties style:font-name="Anonymous Pro2"/>
    </style:style>
    <style:style style:name="P12" style:family="paragraph" style:parent-style-name="Table_20_Contents">
      <style:text-properties style:font-name="Anonymous Pro1"/>
    </style:style>
    <style:style style:name="P13" style:family="paragraph" style:parent-style-name="Table_20_Contents">
      <style:text-properties style:font-name="Anonymous Pro1" fo:language="en" fo:country="US"/>
    </style:style>
    <style:style style:name="P14" style:family="paragraph" style:parent-style-name="Table_20_Contents">
      <style:text-properties style:font-name="Anonymous Pro1" fo:language="en" fo:country="US" fo:font-weight="bold" style:font-weight-asian="bold" style:font-weight-complex="bold"/>
    </style:style>
    <style:style style:name="P15" style:family="paragraph" style:parent-style-name="Table_20_Contents">
      <style:text-properties style:font-name="Anonymous Pro1" fo:language="en" fo:country="US" fo:font-style="italic" style:font-style-asian="italic" style:font-style-complex="italic"/>
    </style:style>
    <style:style style:name="P16" style:family="paragraph" style:parent-style-name="Table_20_Contents">
      <style:text-properties style:font-name="Anonymous Pro1" fo:language="en" fo:country="US" fo:font-style="italic" style:text-underline-style="none" style:font-style-asian="italic" style:font-style-complex="italic"/>
    </style:style>
    <style:style style:name="P17" style:family="paragraph" style:parent-style-name="Table_20_Contents">
      <style:text-properties style:font-name="Anonymous Pro1" fo:language="en" fo:country="US" style:text-underline-style="solid" style:text-underline-width="auto" style:text-underline-color="font-color"/>
    </style:style>
    <style:style style:name="P18" style:family="paragraph" style:parent-style-name="Table_20_Contents">
      <style:text-properties style:font-name="Anonymous Pro1" fo:language="en" fo:country="US" fo:font-weight="normal" style:font-weight-asian="normal" style:font-weight-complex="normal"/>
    </style:style>
    <style:style style:name="P19" style:family="paragraph" style:parent-style-name="Table_20_Contents">
      <style:text-properties style:font-name="Anonymous Pro3" fo:language="en" fo:country="US" fo:font-style="italic" style:font-style-asian="italic" style:font-style-complex="italic"/>
    </style:style>
    <style:style style:name="P20" style:family="paragraph" style:parent-style-name="Table_20_Contents">
      <style:text-properties fo:color="#0000ff" style:font-name="Anonymous Pro1" fo:language="en" fo:country="US"/>
    </style:style>
    <style:style style:name="P21" style:family="paragraph" style:parent-style-name="Table_20_Contents">
      <style:text-properties fo:color="#0000ff" style:font-name="Anonymous Pro1" fo:language="en" fo:country="US" fo:font-weight="normal" style:font-weight-asian="normal" style:font-weight-complex="normal"/>
    </style:style>
    <style:style style:name="P22" style:family="paragraph" style:parent-style-name="Table_20_Contents">
      <style:text-properties style:font-name="Anonymous Pro2"/>
    </style:style>
    <style:style style:name="P23" style:family="paragraph" style:parent-style-name="Table_20_Contents">
      <style:text-properties style:font-name="Anonymous Pro2" fo:font-weight="bold" style:font-weight-asian="bold" style:font-weight-complex="bold"/>
    </style:style>
    <style:style style:name="P24" style:family="paragraph" style:parent-style-name="Table_20_Contents">
      <style:text-properties style:font-name="Anonymous Pro2" fo:font-style="italic" style:font-style-asian="italic" style:font-style-complex="italic"/>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language="en" fo:country="US" fo:font-weight="bold" style:font-weight-asian="bold" style:font-weight-complex="bold"/>
    </style:style>
    <style:style style:name="P27" style:family="paragraph" style:parent-style-name="Table_20_Contents">
      <style:text-properties style:font-name="Times New Roman"/>
    </style:style>
    <style:style style:name="P28" style:family="paragraph" style:parent-style-name="Table_20_Contents">
      <style:text-properties fo:color="#0047ff" style:font-name="Anonymous Pro2"/>
    </style:style>
    <style:style style:name="P29" style:family="paragraph" style:parent-style-name="Table_20_Contents">
      <style:text-properties fo:color="#0047ff" style:font-name="Anonymous Pro2" fo:font-weight="normal" style:font-weight-asian="normal" style:font-weight-complex="normal"/>
    </style:style>
    <style:style style:name="P30" style:family="paragraph" style:parent-style-name="Table_20_Contents">
      <style:text-properties style:text-position="0% 100%" style:font-name="Anonymous Pro1"/>
    </style:style>
    <style:style style:name="P31" style:family="paragraph" style:parent-style-name="Table_20_Contents">
      <style:text-properties style:text-position="0% 100%" style:font-name="Times New Roman" fo:font-weight="normal" style:font-weight-asian="normal" style:font-weight-complex="normal"/>
    </style:style>
    <style:style style:name="P32" style:family="paragraph" style:parent-style-name="Код">
      <style:paragraph-properties fo:margin-left="0.499cm" fo:margin-right="0.49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1"/>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font-name="Anonymous Pro1" fo:language="en" fo:country="US" fo:font-weight="bold" style:font-weight-asian="bold" style:font-weight-complex="bold"/>
    </style:style>
    <style:style style:name="T14" style:family="text">
      <style:text-properties style:font-name="Anonymous Pro1" fo:font-weight="bold" style:font-weight-asian="bold" style:font-weight-complex="bold"/>
    </style:style>
    <style:style style:name="T15" style:family="text">
      <style:text-properties style:text-position="sub 58%"/>
    </style:style>
    <style:style style:name="T16" style:family="text">
      <style:text-properties style:text-position="sub 58%" style:font-name="Anonymous Pro3" fo:font-style="normal" style:font-style-asian="normal" style:font-style-complex="normal"/>
    </style:style>
    <style:style style:name="T17" style:family="text">
      <style:text-properties style:text-position="sub 58%" style:font-name="Anonymous Pro3" fo:font-style="normal" fo:font-weight="bold" style:font-style-asian="normal" style:font-weight-asian="bold" style:font-style-complex="normal"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style:font-name="Anonymous Pro1"/>
    </style:style>
    <style:style style:name="T20" style:family="text">
      <style:text-properties style:text-position="sub 58%" style:font-name="Anonymous Pro1" fo:font-weight="bold" style:font-weight-asian="bold" style:font-weight-complex="bold"/>
    </style:style>
    <style:style style:name="T21" style:family="text">
      <style:text-properties style:text-position="sub 58%" style:font-name="Anonymous Pro2" fo:language="en" fo:country="US"/>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nonymous Pro1"/>
    </style:style>
    <style:style style:name="T25" style:family="text">
      <style:text-properties fo:language="ru" fo:country="RU"/>
    </style:style>
    <style:style style:name="T26" style:family="text">
      <style:text-properties style:text-position="0% 100%"/>
    </style:style>
    <style:style style:name="T27" style:family="text">
      <style:text-properties style:text-position="0% 100%" fo:font-weight="normal" style:font-weight-asian="normal" style:font-weight-complex="normal"/>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font-style-asian="italic" style:font-style-complex="italic"/>
    </style:style>
    <style:style style:name="T30" style:family="text">
      <style:text-properties style:text-position="0% 100%" style:font-name="Times New Roman" fo:language="en" fo:country="US"/>
    </style:style>
    <style:style style:name="T31" style:family="text">
      <style:text-properties style:text-position="0% 100%" style:font-name="Anonymous Pro1"/>
    </style:style>
    <style:style style:name="T32" style:family="text">
      <style:text-properties style:text-position="0% 100%" style:font-name="Anonymous Pro1" fo:language="en" fo:country="US"/>
    </style:style>
    <style:style style:name="T33" style:family="text">
      <style:text-properties style:font-name="Anonymous Pro3"/>
    </style:style>
    <style:style style:name="T34" style:family="text">
      <style:text-properties style:font-name="Anonymous Pro3"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Symbol" fo:language="en" fo:country="US" style:font-name-asian="Symbol" style:font-name-complex="Symbol"/>
    </style:style>
    <style:style style:name="T37" style:family="text">
      <style:text-properties style:font-name="Times New Roman"/>
    </style:style>
    <style:style style:name="T38" style:family="text">
      <style:text-properties style:font-name="Times New Roman" fo:language="en" fo:country="US"/>
    </style:style>
    <style:style style:name="T39" style:family="text">
      <style:text-properties style:font-name="Times New Roman" fo:language="en" fo:country="US" style:text-underline-style="none"/>
    </style:style>
    <style:style style:name="T40" style:family="text">
      <style:text-properties style:font-name="Times New Roman" fo:font-weight="normal" style:font-weight-asian="normal" style:font-weight-complex="normal"/>
    </style:style>
    <style:style style:name="T41" style:family="text">
      <style:text-properties fo:color="#000000" fo:font-style="normal" style:font-style-asian="normal" style:font-style-complex="normal"/>
    </style:style>
    <style:style style:name="T42" style:family="text">
      <style:text-properties fo:color="#800000"/>
    </style:style>
    <style:style style:name="T43" style:family="text">
      <style:text-properties fo:color="#800000" fo:font-weight="normal" style:font-weight-asian="normal" style:font-weight-complex="normal"/>
    </style:style>
    <style:style style:name="T44" style:family="text">
      <style:text-properties fo:color="#800000" style:text-position="super 58%"/>
    </style:style>
    <style:style style:name="T45" style:family="text">
      <style:text-properties fo:color="#800000" style:text-position="super 58%" fo:background-color="transparent"/>
    </style:style>
    <style:style style:name="T46" style:family="text">
      <style:text-properties fo:color="#800000" style:text-position="super 58%" fo:font-weight="normal" style:font-weight-asian="normal" style:font-weight-complex="normal"/>
    </style:style>
    <style:style style:name="T47" style:family="text">
      <style:text-properties fo:color="#800000" style:text-position="super 58%" fo:font-style="normal" style:font-style-asian="normal" style:font-style-complex="normal"/>
    </style:style>
    <style:style style:name="T48" style:family="text">
      <style:text-properties fo:color="#800000" style:text-position="0% 100%"/>
    </style:style>
    <style:style style:name="T49" style:family="text">
      <style:text-properties fo:color="#800000" fo:font-style="normal" style:font-style-asian="normal" style:font-style-complex="normal"/>
    </style:style>
    <style:style style:name="T50" style:family="text">
      <style:text-properties style:text-underline-style="none" fo:font-weight="bold" style:font-weight-asian="bold" style:font-weight-complex="bold"/>
    </style:style>
    <style:style style:name="T51" style:family="text">
      <style:text-properties fo:color="#0000ff"/>
    </style:style>
    <style:style style:name="T52" style:family="text">
      <style:text-properties fo:color="#2300dc"/>
    </style:style>
    <style:style style:name="T53" style:family="text">
      <style:text-properties fo:color="#2300dc" fo:font-weight="normal" style:font-weight-asian="normal" style:font-weight-complex="normal"/>
    </style:style>
    <style:style style:name="T54" style:family="text">
      <style:text-properties fo:color="#0047ff"/>
    </style:style>
    <style:style style:name="T55" style:family="text">
      <style:text-properties fo:color="#0047ff" style:text-position="sub 58%"/>
    </style:style>
    <style:style style:name="T56" style:family="text">
      <style:text-properties fo:color="#0047ff" style:text-position="sub 58%" fo:font-weight="normal" style:font-weight-asian="normal" style:font-weight-complex="normal"/>
    </style:style>
    <style:style style:name="T57" style:family="text">
      <style:text-properties fo:color="#0047ff" style:text-position="sub 58%" style:font-name="Anonymous Pro2"/>
    </style:style>
    <style:style style:name="T58" style:family="text">
      <style:text-properties fo:color="#0047ff" style:font-name="Anonymous Pro1"/>
    </style:style>
    <style:style style:name="T59" style:family="text">
      <style:text-properties fo:color="#0047ff" fo:font-weight="normal" style:font-weight-asian="normal" style:font-weight-complex="normal"/>
    </style:style>
    <style:style style:name="T60" style:family="text">
      <style:text-properties fo:color="#0047ff" style:font-name="Anonymous Pro2"/>
    </style:style>
    <style:style style:name="T61" style:family="text">
      <style:text-properties fo:color="#0047ff" style:font-name="Anonymous Pro2" fo:font-weight="normal" style:font-weight-asian="normal" style:font-weight-complex="normal"/>
    </style:style>
    <style:style style:name="T62" style:family="text">
      <style:text-properties style:font-name="Anonymous Pro2"/>
    </style:style>
    <style:style style:name="T63" style:family="text">
      <style:text-properties style:font-name="Anonymous Pro2" fo:language="en" fo:country="US"/>
    </style:style>
    <style:style style:name="T64" style:family="text">
      <style:text-properties style:font-name="Anonymous Pro2" fo:font-weight="bold" style:font-weight-asian="bold" style:font-weight-complex="bold"/>
    </style:style>
    <style:style style:name="T65" style:family="text">
      <style:text-properties fo:color="#ff420e"/>
    </style:style>
    <style:style style:name="T66" style:family="text">
      <style:text-properties fo:color="#ff420e" style:text-position="0% 100%" fo:font-weight="normal" style:font-weight-asian="normal" style:font-weight-complex="normal"/>
    </style:style>
    <style:style style:name="T67"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10"/>
      <text:p text:style-name="P10">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 version 1.00</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33"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726112125795746861" text:style-name="L1">
        <text:list-item>
          <text:list>
            <text:list-item>
              <text:p text:style-name="P34">it must be simple,</text:p>
            </text:list-item>
            <text:list-item>
              <text:p text:style-name="P34">it must look familiar,</text:p>
            </text:list-item>
            <text:list-item>
              <text:p text:style-name="P34">it must be human friendly,</text:p>
            </text:list-item>
            <text:list-item>
              <text:p text:style-name="P34">it must be capable to represent a complex data,</text:p>
            </text:list-item>
            <text:list-item>
              <text:p text:style-name="P34">it must be a typed language,</text:p>
            </text:list-item>
            <text:list-item>
              <text:p text:style-name="P34">it must be commutative wherever logically possible,</text:p>
            </text:list-item>
            <text:list-item>
              <text:p text:style-name="P34">it must be modular,</text:p>
            </text:list-item>
            <text:list-item>
              <text:p text:style-name="P34">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platform dependent types, it must be identical either <text:span text:style-name="T9">(sint32,uint32)</text:span> or <text:span text:style-name="T9">(sint64,uint64)</text:span> (but different as types). <text:span text:style-name="T9">ulen</text:span> is a platform <text:soft-page-break/>dependent type, it must be identical either <text:span text:style-name="T9">uint32</text:span> or <text:span text:style-name="T9">uint64</text:span> and has bit length at least the bit length of <text:span text:style-name="T9">uint</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5">1</text:span>,...,<text:span text:style-name="T5">type-definition</text:span><text:span text:style-name="T15">n</text:span>} * – polymorphic pointer</text:p>
      <text:p text:style-name="Text_20_body">Array types:</text:p>
      <text:p text:style-name="Код"><text:span text:style-name="T5">type-definition</text:span>[] <text:s text:c="3"/>– variable length array</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5">1</text:span> field<text:span text:style-name="T15">1</text:span> = expression<text:span text:style-name="T15">1</text:span><text:span text:style-name="T22">opt</text:span> ; </text:p>
      <text:p text:style-name="Код"><text:s text:c="2"/>... <text:s/></text:p>
      <text:p text:style-name="Код"><text:s text:c="2"/><text:span text:style-name="T5">type-definition</text:span><text:span text:style-name="T15">n</text:span> field<text:span text:style-name="T15">n</text:span> = expression<text:span text:style-name="T15">n</text:span><text:span text:style-name="T22">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a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a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a <text:span text:style-name="T2">DDL</text:span> content scopes can be used:</text:p>
      <text:p text:style-name="Код">scope Name { <text:span text:style-name="T6">scope-content</text:span> }</text:p>
      <text:p text:style-name="Text_20_body"/>
      <text:p text:style-name="Text_20_body"/>
      <text:p text:style-name="Text_20_body"/>
      <text:p text:style-name="Text_20_body"/>
      <text:p text:style-name="Text_20_body"/>
      <text:p text:style-name="Text_20_body"><text:soft-page-break/>Scopes can be nested. To refer an entity the following kinds of qualified names can be used: </text:p>
      <text:p text:style-name="Код">name<text:span text:style-name="T15">1</text:span>#name<text:span text:style-name="T15">2</text:span>#...#name<text:span text:style-name="T15">n</text:span><text:span text:style-name="T26"> – relative name</text:span></text:p>
      <text:p text:style-name="P7">#name<text:span text:style-name="T15">1</text:span>#name<text:span text:style-name="T15">2</text:span>#...#name<text:span text:style-name="T15">n</text:span> – absolute name</text:p>
      <text:p text:style-name="P7">.#name<text:span text:style-name="T15">1</text:span>#name<text:span text:style-name="T15">2</text:span>#...#name<text:span text:style-name="T15">n</text:span> – based name, current scope is the base</text:p>
      <text:p text:style-name="P7">..#name<text:span text:style-name="T15">1</text:span>#name<text:span text:style-name="T15">2</text:span>#...#name<text:span text:style-name="T15">n</text:span> – based name, parent scope is the base</text:p>
      <text:p text:style-name="P7">...#name<text:span text:style-name="T15">1</text:span>#name<text:span text:style-name="T15">2</text:span>#...#name<text:span text:style-name="T15">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sections provides detailed description.</text:p>
      <text:h text:style-name="P33"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the best to follow this agreement. <text:span text:style-name="T2">UTF-8</text:span> text encoding is recommended.</text:p>
      <text:p text:style-name="Text_20_body">A <text:span text:style-name="T2">DDL</text:span> source is processed in three phases.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text:span text:style-name="T2">LR1</text:span> parsing machine. The file inclusion is performed if necessary during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33"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25">. </text:span><text:span text:style-name="T4">The end of line is determined</text:span><text:span text:style-name="T25"> </text:span><text:span text:style-name="T4">by the one of the following character combinations (the longest is selected)</text:span><text:span text:style-name="T25"> : </text:span><text:span text:style-name="T10">“</text:span><text:span text:style-name="T11">\r</text:span><text:span text:style-name="T10">”, “</text:span><text:span text:style-name="T11">\n</text:span><text:span text:style-name="T10">” or “</text:span><text:span text:style-name="T11">\r\n</text:span><text:span text:style-name="T10">”</text:span><text:span text:style-name="T38">. Most tokens resides on a single line. Exceptions are: </text:span><text:span text:style-name="T12">LongComment</text:span><text:span text:style-name="T39"> and </text:span><text:span text:style-name="T12">Space</text:span><text:span text:style-name="T38">.</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14">L</text:p>
          </table:table-cell>
          <table:table-cell table:style-name="Таблица1.B1" office:value-type="string">
            <text:p text:style-name="P15">a..z A..Z _</text:p>
          </table:table-cell>
        </table:table-row>
        <table:table-row>
          <table:table-cell table:style-name="Таблица1.A2" office:value-type="string">
            <text:p text:style-name="P14">Q</text:p>
          </table:table-cell>
          <table:table-cell table:style-name="Таблица1.B2" office:value-type="string">
            <text:p text:style-name="P15">?</text:p>
          </table:table-cell>
        </table:table-row>
        <table:table-row>
          <table:table-cell table:style-name="Таблица1.A2" office:value-type="string">
            <text:p text:style-name="P14">D</text:p>
          </table:table-cell>
          <table:table-cell table:style-name="Таблица1.B2" office:value-type="string">
            <text:p text:style-name="P15">0..9</text:p>
          </table:table-cell>
        </table:table-row>
        <table:table-row>
          <table:table-cell table:style-name="Таблица1.A2" office:value-type="string">
            <text:p text:style-name="P14">B</text:p>
          </table:table-cell>
          <table:table-cell table:style-name="Таблица1.B2" office:value-type="string">
            <text:p text:style-name="P15">0 1</text:p>
          </table:table-cell>
        </table:table-row>
        <table:table-row>
          <table:table-cell table:style-name="Таблица1.A2" office:value-type="string">
            <text:p text:style-name="P14">H</text:p>
          </table:table-cell>
          <table:table-cell table:style-name="Таблица1.B2" office:value-type="string">
            <text:p text:style-name="P15">0..9 a..f A..F</text:p>
          </table:table-cell>
        </table:table-row>
        <table:table-row>
          <table:table-cell table:style-name="Таблица1.A2" office:value-type="string">
            <text:p text:style-name="P14">C</text:p>
          </table:table-cell>
          <table:table-cell table:style-name="Таблица1.B2" office:value-type="string">
            <text:p text:style-name="P15">[] {} () ; , # = &amp; + - * / % .</text:p>
          </table:table-cell>
        </table:table-row>
        <table:table-row>
          <table:table-cell table:style-name="Таблица1.A2" office:value-type="string">
            <text:p text:style-name="P14">S</text:p>
          </table:table-cell>
          <table:table-cell table:style-name="Таблица1.B2" office:value-type="string">
            <text:p text:style-name="P15"><text:span text:style-name="T25">s</text:span>pace<text:span text:style-name="T25"> </text:span>\t \v \f \r \n</text:p>
          </table:table-cell>
        </table:table-row>
        <table:table-row>
          <table:table-cell table:style-name="Таблица1.A2" office:value-type="string">
            <text:p text:style-name="P14">P</text:p>
          </table:table-cell>
          <table:table-cell table:style-name="Таблица1.B2" office:value-type="string">
            <text:p text:style-name="P15">printable symbols</text:p>
          </table:table-cell>
        </table:table-row>
        <table:table-row>
          <table:table-cell table:style-name="Таблица1.A2" office:value-type="string">
            <text:p text:style-name="P14">P<text:span text:style-name="T15">&gt;</text:span></text:p>
          </table:table-cell>
          <table:table-cell table:style-name="Таблица1.B2" office:value-type="string">
            <text:p text:style-name="P15"><text:span text:style-name="T7">P</text:span><text:span text:style-name="T8"> \ </text:span><text:span text:style-name="T41">{</text:span><text:span text:style-name="T8"> </text:span>&gt;<text:span text:style-name="T8"> }</text:span></text:p>
          </table:table-cell>
        </table:table-row>
        <table:table-row>
          <table:table-cell table:style-name="Таблица1.A2" office:value-type="string">
            <text:p text:style-name="P14">P<text:span text:style-name="T15">'</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text:span></text:p>
          </table:table-cell>
        </table:table-row>
        <table:table-row>
          <table:table-cell table:style-name="Таблица1.A2" office:value-type="string">
            <text:p text:style-name="P14"><text:span text:style-name="T8">P</text:span><text:span text:style-name="T16">"</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7">ShortComment</text:p>
          </table:table-cell>
          <table:table-cell table:style-name="Таблица2.B1" office:value-type="string">
            <text:p text:style-name="P15">/ / <text:span text:style-name="T42">…</text:span> end-of-line<text:span text:style-name="T25"> </text:span>or<text:span text:style-name="T25"> e</text:span>nd-of-file</text:p>
          </table:table-cell>
        </table:table-row>
        <table:table-row>
          <table:table-cell table:style-name="Таблица2.A2" office:value-type="string">
            <text:p text:style-name="P17">LongComment</text:p>
          </table:table-cell>
          <table:table-cell table:style-name="Таблица2.B2" office:value-type="string">
            <text:p text:style-name="P15">/ * <text:span text:style-name="T42">…</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7">Space</text:p>
          </table:table-cell>
          <table:table-cell table:style-name="Таблица3.B1" office:value-type="string">
            <text:p text:style-name="P13"><text:span text:style-name="T2">S</text:span><text:span text:style-name="T45">1..</text:span></text:p>
          </table:table-cell>
        </table:table-row>
        <table:table-row>
          <table:table-cell table:style-name="Таблица3.A2" office:value-type="string">
            <text:p text:style-name="P17">PunctSym</text:p>
          </table:table-cell>
          <table:table-cell table:style-name="Таблица3.B2" office:value-type="string">
            <text:p text:style-name="P14">C <text:span text:style-name="T43">\ {</text:span><text:span text:style-name="T3"> . </text:span><text:span text:style-name="T43">}</text:span></text:p>
          </table:table-cell>
        </table:table-row>
        <table:table-row>
          <table:table-cell table:style-name="Таблица3.A2" office:value-type="string">
            <text:p text:style-name="P17">PunctArrow</text:p>
          </table:table-cell>
          <table:table-cell table:style-name="Таблица3.B2" office:value-type="string">
            <text:p text:style-name="P15">- &gt; </text:p>
          </table:table-cell>
        </table:table-row>
        <text:soft-page-break/>
        <table:table-row>
          <table:table-cell table:style-name="Таблица3.A2" office:value-type="string">
            <text:p text:style-name="P17">PunctDots</text:p>
          </table:table-cell>
          <table:table-cell table:style-name="Таблица3.B2" office:value-type="string">
            <text:p text:style-name="P15"><text:span text:style-name="T8">.</text:span><text:span text:style-name="T44">1..</text:span></text:p>
          </table:table-cell>
        </table:table-row>
        <table:table-row>
          <table:table-cell table:style-name="Таблица3.A2" office:value-type="string">
            <text:p text:style-name="P17">Word</text:p>
          </table:table-cell>
          <table:table-cell table:style-name="Таблица3.B2" office:value-type="string">
            <text:p text:style-name="P14">L <text:span text:style-name="T43">(</text:span>L<text:span text:style-name="T43">|</text:span>D<text:span text:style-name="T43">)</text:span><text:span text:style-name="T46">*</text:span><text:span text:style-name="T23"> </text:span></text:p>
          </table:table-cell>
        </table:table-row>
        <table:table-row>
          <table:table-cell table:style-name="Таблица3.A2" office:value-type="string">
            <text:p text:style-name="P17">QWord</text:p>
          </table:table-cell>
          <table:table-cell table:style-name="Таблица3.B2" office:value-type="string">
            <text:p text:style-name="P14"><text:span text:style-name="T27">? </text:span>L <text:span text:style-name="T43">(</text:span>L<text:span text:style-name="T43">|</text:span>D<text:span text:style-name="T43">)</text:span><text:span text:style-name="T46">*</text:span></text:p>
          </table:table-cell>
        </table:table-row>
        <table:table-row>
          <table:table-cell table:style-name="Таблица3.A2" office:value-type="string">
            <text:p text:style-name="P17">Dec</text:p>
          </table:table-cell>
          <table:table-cell table:style-name="Таблица3.B2" office:value-type="string">
            <text:p text:style-name="P13"><text:span text:style-name="T2">D</text:span><text:span text:style-name="T44">1..</text:span></text:p>
          </table:table-cell>
        </table:table-row>
        <table:table-row>
          <table:table-cell table:style-name="Таблица3.A2" office:value-type="string">
            <text:p text:style-name="P17">Bin</text:p>
          </table:table-cell>
          <table:table-cell table:style-name="Таблица3.B2" office:value-type="string">
            <text:p text:style-name="P13"><text:span text:style-name="T2">B</text:span><text:span text:style-name="T44">1..</text:span><text:span text:style-name="T22"> </text:span><text:span text:style-name="T48">(</text:span><text:span text:style-name="T28">B</text:span><text:span text:style-name="T48">|</text:span><text:span text:style-name="T29">b</text:span><text:span text:style-name="T48">)</text:span></text:p>
          </table:table-cell>
        </table:table-row>
        <table:table-row>
          <table:table-cell table:style-name="Таблица3.A2" office:value-type="string">
            <text:p text:style-name="P17">Hex</text:p>
          </table:table-cell>
          <table:table-cell table:style-name="Таблица3.B2" office:value-type="string">
            <text:p text:style-name="P13"><text:span text:style-name="T2">H</text:span><text:span text:style-name="T44">1..</text:span><text:span text:style-name="T22"> </text:span><text:span text:style-name="T48">(</text:span><text:span text:style-name="T29">H</text:span><text:span text:style-name="T48">|</text:span><text:span text:style-name="T29">h</text:span><text:span text:style-name="T48">)</text:span></text:p>
          </table:table-cell>
        </table:table-row>
        <table:table-row>
          <table:table-cell table:style-name="Таблица3.A2" office:value-type="string">
            <text:p text:style-name="P17">Number</text:p>
          </table:table-cell>
          <table:table-cell table:style-name="Таблица3.B2" office:value-type="string">
            <text:p text:style-name="P13"><text:span text:style-name="T35">Dec</text:span> <text:span text:style-name="T42">|</text:span> <text:span text:style-name="T35">Bin</text:span> <text:span text:style-name="T42">|</text:span> <text:span text:style-name="T35">Hex</text:span></text:p>
          </table:table-cell>
        </table:table-row>
        <table:table-row>
          <table:table-cell table:style-name="Таблица3.A2" office:value-type="string">
            <text:p text:style-name="P17">BString</text:p>
          </table:table-cell>
          <table:table-cell table:style-name="Таблица3.B2" office:value-type="string">
            <text:p text:style-name="P13"><text:span text:style-name="T6">&lt;</text:span> <text:span text:style-name="T2">P</text:span><text:span text:style-name="T18">&gt;</text:span><text:span text:style-name="T44">*</text:span><text:span text:style-name="T22"> </text:span><text:span text:style-name="T29">&gt;</text:span></text:p>
          </table:table-cell>
        </table:table-row>
        <table:table-row>
          <table:table-cell table:style-name="Таблица3.A2" office:value-type="string">
            <text:p text:style-name="P17">SString</text:p>
          </table:table-cell>
          <table:table-cell table:style-name="Таблица3.B2" office:value-type="string">
            <text:p text:style-name="P13"><text:span text:style-name="T6">'</text:span> <text:span text:style-name="T2">P</text:span><text:span text:style-name="T18">'</text:span><text:span text:style-name="T44">*</text:span><text:span text:style-name="T26"> </text:span><text:span text:style-name="T29">'</text:span></text:p>
          </table:table-cell>
        </table:table-row>
        <table:table-row>
          <table:table-cell table:style-name="Таблица3.A2" office:value-type="string">
            <text:p text:style-name="P17">DString</text:p>
          </table:table-cell>
          <table:table-cell table:style-name="Таблица3.B2" office:value-type="string">
            <text:p text:style-name="P13"><text:span text:style-name="T34">"</text:span><text:span text:style-name="T8"> </text:span><text:span text:style-name="T49">(</text:span><text:span text:style-name="T8"> </text:span><text:span text:style-name="T7">P</text:span><text:span text:style-name="T17">" </text:span><text:span text:style-name="T49">|</text:span><text:span text:style-name="T8"> </text:span><text:span text:style-name="T6">\</text:span><text:span text:style-name="T8"> </text:span><text:span text:style-name="T7">P</text:span><text:span text:style-name="T8"> </text:span><text:span text:style-name="T49">)</text:span><text:span text:style-name="T47">*</text:span><text:span text:style-name="T8"> </text:span><text:span text:style-name="T34">"</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36"></text:span> <text:span text:style-name="T12">Word</text:span><text:span text:style-name="T39">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14">S</text:p>
          </table:table-cell>
          <table:table-cell table:style-name="Таблица4.B1" office:value-type="string">
            <text:p text:style-name="P17">Space</text:p>
          </table:table-cell>
        </table:table-row>
        <table:table-row>
          <table:table-cell table:style-name="Таблица4.A2" office:value-type="string">
            <text:p text:style-name="P14">C</text:p>
          </table:table-cell>
          <table:table-cell table:style-name="Таблица4.B2" office:value-type="string">
            <text:p text:style-name="P17">PunctSym</text:p>
            <text:p text:style-name="P17">PunctArrow</text:p>
            <text:p text:style-name="P17">PunctDots</text:p>
          </table:table-cell>
        </table:table-row>
        <table:table-row>
          <table:table-cell table:style-name="Таблица4.A2" office:value-type="string">
            <text:p text:style-name="P14">L</text:p>
          </table:table-cell>
          <table:table-cell table:style-name="Таблица4.B2" office:value-type="string">
            <text:p text:style-name="P17">Word</text:p>
          </table:table-cell>
        </table:table-row>
        <table:table-row>
          <table:table-cell table:style-name="Таблица4.A2" office:value-type="string">
            <text:p text:style-name="P14">Q</text:p>
          </table:table-cell>
          <table:table-cell table:style-name="Таблица4.B2" office:value-type="string">
            <text:p text:style-name="P17">QWord</text:p>
          </table:table-cell>
        </table:table-row>
        <table:table-row>
          <table:table-cell table:style-name="Таблица4.A2" office:value-type="string">
            <text:p text:style-name="P14">D</text:p>
          </table:table-cell>
          <table:table-cell table:style-name="Таблица4.B2" office:value-type="string">
            <text:p text:style-name="P17">Number</text:p>
          </table:table-cell>
        </table:table-row>
        <table:table-row>
          <table:table-cell table:style-name="Таблица4.A2" office:value-type="string">
            <text:p text:style-name="P15">/</text:p>
          </table:table-cell>
          <table:table-cell table:style-name="Таблица4.B2" office:value-type="string">
            <text:p text:style-name="P16">/</text:p>
            <text:p text:style-name="P17">ShortComment</text:p>
            <text:p text:style-name="P17">LongComment</text:p>
          </table:table-cell>
        </table:table-row>
        <table:table-row>
          <table:table-cell table:style-name="Таблица4.A2" office:value-type="string">
            <text:p text:style-name="P15">'</text:p>
          </table:table-cell>
          <table:table-cell table:style-name="Таблица4.B2" office:value-type="string">
            <text:p text:style-name="P17">SString</text:p>
          </table:table-cell>
        </table:table-row>
        <table:table-row>
          <table:table-cell table:style-name="Таблица4.A2" office:value-type="string">
            <text:p text:style-name="P19">"</text:p>
          </table:table-cell>
          <table:table-cell table:style-name="Таблица4.B2" office:value-type="string">
            <text:p text:style-name="P17">DString</text:p>
          </table:table-cell>
        </table:table-row>
        <table:table-row>
          <table:table-cell table:style-name="Таблица4.A2" office:value-type="string">
            <text:p text:style-name="P15">&lt;</text:p>
          </table:table-cell>
          <table:table-cell table:style-name="Таблица4.B2" office:value-type="string">
            <text:p text:style-name="P17">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6">Atom</text:p>
          </table:table-cell>
          <table:table-cell table:style-name="Таблица6.A1" office:value-type="string">
            <text:p text:style-name="P26">Token</text:p>
          </table:table-cell>
          <table:table-cell table:style-name="Таблица6.A1" office:value-type="string">
            <text:p text:style-name="P26">Token value</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14">Number</text:p>
          </table:table-cell>
          <table:table-cell table:style-name="Таблица6.A3" office:value-type="string">
            <text:p text:style-name="P17">Number</text:p>
          </table:table-cell>
          <table:table-cell table:style-name="Таблица6.C3" office:value-type="string">
            <text:p text:style-name="P12"/>
          </table:table-cell>
        </table:table-row>
        <text:soft-page-break/>
        <table:table-row>
          <table:table-cell table:style-name="Таблица6.A3" office:value-type="string">
            <text:p text:style-name="P14">String</text:p>
          </table:table-cell>
          <table:table-cell table:style-name="Таблица6.A3" office:value-type="string">
            <text:p text:style-name="P17">SString</text:p>
            <text:p text:style-name="P17">DString</text:p>
          </table:table-cell>
          <table:table-cell table:style-name="Таблица6.C3" office:value-type="string">
            <text:p text:style-name="P12"/>
          </table:table-cell>
        </table:table-row>
        <table:table-row>
          <table:table-cell table:style-name="Таблица6.A3" office:value-type="string">
            <text:p text:style-name="P14">FileName</text:p>
          </table:table-cell>
          <table:table-cell table:style-name="Таблица6.A3" office:value-type="string">
            <text:p text:style-name="P17">BString</text:p>
          </table:table-cell>
          <table:table-cell table:style-name="Таблица6.C3" office:value-type="string">
            <text:p text:style-name="P12"/>
          </table:table-cell>
        </table:table-row>
        <table:table-row>
          <table:table-cell table:style-name="Таблица6.A3" office:value-type="string">
            <text:p text:style-name="P14">Name</text:p>
          </table:table-cell>
          <table:table-cell table:style-name="Таблица6.A3" office:value-type="string">
            <text:p text:style-name="P17">Word</text:p>
          </table:table-cell>
          <table:table-cell table:style-name="Таблица6.C3" office:value-type="string">
            <text:p text:style-name="P12"/>
          </table:table-cell>
        </table:table-row>
        <table:table-row>
          <table:table-cell table:style-name="Таблица6.A3" office:value-type="string">
            <text:p text:style-name="P14">QName</text:p>
          </table:table-cell>
          <table:table-cell table:style-name="Таблица6.A3" office:value-type="string">
            <text:p text:style-name="P17">QWord</text:p>
          </table:table-cell>
          <table:table-cell table:style-name="Таблица6.C3" office:value-type="string">
            <text:p text:style-name="P12"/>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int</text:p>
          </table:table-cell>
          <table:table-cell table:style-name="Таблица6.A3" office:value-type="string">
            <text:p text:style-name="P17">Word</text:p>
          </table:table-cell>
          <table:table-cell table:style-name="Таблица6.C3" office:value-type="string">
            <text:p text:style-name="P13">“int”</text:p>
          </table:table-cell>
        </table:table-row>
        <table:table-row>
          <table:table-cell table:style-name="Таблица6.A3" office:value-type="string">
            <text:p text:style-name="P14">sint</text:p>
          </table:table-cell>
          <table:table-cell table:style-name="Таблица6.A3" office:value-type="string">
            <text:p text:style-name="P17">Word</text:p>
          </table:table-cell>
          <table:table-cell table:style-name="Таблица6.C3" office:value-type="string">
            <text:p text:style-name="P13">“sint”</text:p>
          </table:table-cell>
        </table:table-row>
        <table:table-row>
          <table:table-cell table:style-name="Таблица6.A3" office:value-type="string">
            <text:p text:style-name="P14">uint</text:p>
          </table:table-cell>
          <table:table-cell table:style-name="Таблица6.A3" office:value-type="string">
            <text:p text:style-name="P17">Word</text:p>
          </table:table-cell>
          <table:table-cell table:style-name="Таблица6.C3" office:value-type="string">
            <text:p text:style-name="P13">“uint”</text:p>
          </table:table-cell>
        </table:table-row>
        <table:table-row>
          <table:table-cell table:style-name="Таблица6.A3" office:value-type="string">
            <text:p text:style-name="P14">ulen</text:p>
          </table:table-cell>
          <table:table-cell table:style-name="Таблица6.A3" office:value-type="string">
            <text:p text:style-name="P17">Word</text:p>
          </table:table-cell>
          <table:table-cell table:style-name="Таблица6.C3" office:value-type="string">
            <text:p text:style-name="P13">“ulen”</text:p>
          </table:table-cell>
        </table:table-row>
        <table:table-row>
          <table:table-cell table:style-name="Таблица6.A3" office:value-type="string">
            <text:p text:style-name="P14">sint8</text:p>
          </table:table-cell>
          <table:table-cell table:style-name="Таблица6.A3" office:value-type="string">
            <text:p text:style-name="P17">Word</text:p>
          </table:table-cell>
          <table:table-cell table:style-name="Таблица6.C3" office:value-type="string">
            <text:p text:style-name="P13">“sint8”</text:p>
          </table:table-cell>
        </table:table-row>
        <table:table-row>
          <table:table-cell table:style-name="Таблица6.A3" office:value-type="string">
            <text:p text:style-name="P14">sint16</text:p>
          </table:table-cell>
          <table:table-cell table:style-name="Таблица6.A3" office:value-type="string">
            <text:p text:style-name="P17">Word</text:p>
          </table:table-cell>
          <table:table-cell table:style-name="Таблица6.C3" office:value-type="string">
            <text:p text:style-name="P13">“sint16”</text:p>
          </table:table-cell>
        </table:table-row>
        <table:table-row>
          <table:table-cell table:style-name="Таблица6.A3" office:value-type="string">
            <text:p text:style-name="P14">sint32</text:p>
          </table:table-cell>
          <table:table-cell table:style-name="Таблица6.A3" office:value-type="string">
            <text:p text:style-name="P17">Word</text:p>
          </table:table-cell>
          <table:table-cell table:style-name="Таблица6.C3" office:value-type="string">
            <text:p text:style-name="P13">“sint32”</text:p>
          </table:table-cell>
        </table:table-row>
        <table:table-row>
          <table:table-cell table:style-name="Таблица6.A3" office:value-type="string">
            <text:p text:style-name="P14">sint64</text:p>
          </table:table-cell>
          <table:table-cell table:style-name="Таблица6.A3" office:value-type="string">
            <text:p text:style-name="P17">Word</text:p>
          </table:table-cell>
          <table:table-cell table:style-name="Таблица6.C3" office:value-type="string">
            <text:p text:style-name="P13">“sint64”</text:p>
          </table:table-cell>
        </table:table-row>
        <table:table-row>
          <table:table-cell table:style-name="Таблица6.A3" office:value-type="string">
            <text:p text:style-name="P14">uint8</text:p>
          </table:table-cell>
          <table:table-cell table:style-name="Таблица6.A3" office:value-type="string">
            <text:p text:style-name="P17">Word</text:p>
          </table:table-cell>
          <table:table-cell table:style-name="Таблица6.C3" office:value-type="string">
            <text:p text:style-name="P13">“uint8”</text:p>
          </table:table-cell>
        </table:table-row>
        <table:table-row>
          <table:table-cell table:style-name="Таблица6.A3" office:value-type="string">
            <text:p text:style-name="P14">uint16</text:p>
          </table:table-cell>
          <table:table-cell table:style-name="Таблица6.A3" office:value-type="string">
            <text:p text:style-name="P17">Word</text:p>
          </table:table-cell>
          <table:table-cell table:style-name="Таблица6.C3" office:value-type="string">
            <text:p text:style-name="P13">“uint16”</text:p>
          </table:table-cell>
        </table:table-row>
        <table:table-row>
          <table:table-cell table:style-name="Таблица6.A3" office:value-type="string">
            <text:p text:style-name="P14">uint32</text:p>
          </table:table-cell>
          <table:table-cell table:style-name="Таблица6.A3" office:value-type="string">
            <text:p text:style-name="P17">Word</text:p>
          </table:table-cell>
          <table:table-cell table:style-name="Таблица6.C3" office:value-type="string">
            <text:p text:style-name="P13">“uint32”</text:p>
          </table:table-cell>
        </table:table-row>
        <table:table-row>
          <table:table-cell table:style-name="Таблица6.A3" office:value-type="string">
            <text:p text:style-name="P14">uint64</text:p>
          </table:table-cell>
          <table:table-cell table:style-name="Таблица6.A3" office:value-type="string">
            <text:p text:style-name="P17">Word</text:p>
          </table:table-cell>
          <table:table-cell table:style-name="Таблица6.C3" office:value-type="string">
            <text:p text:style-name="P13">“uint64”</text:p>
          </table:table-cell>
        </table:table-row>
        <table:table-row>
          <table:table-cell table:style-name="Таблица6.A3" office:value-type="string">
            <text:p text:style-name="P14">text</text:p>
          </table:table-cell>
          <table:table-cell table:style-name="Таблица6.A3" office:value-type="string">
            <text:p text:style-name="P17">Word</text:p>
          </table:table-cell>
          <table:table-cell table:style-name="Таблица6.C3" office:value-type="string">
            <text:p text:style-name="P13">“text”</text:p>
          </table:table-cell>
        </table:table-row>
        <table:table-row>
          <table:table-cell table:style-name="Таблица6.A3" office:value-type="string">
            <text:p text:style-name="P14">ip</text:p>
          </table:table-cell>
          <table:table-cell table:style-name="Таблица6.A3" office:value-type="string">
            <text:p text:style-name="P17">Word</text:p>
          </table:table-cell>
          <table:table-cell table:style-name="Таблица6.C3" office:value-type="string">
            <text:p text:style-name="P13">“ip”</text:p>
          </table:table-cell>
        </table:table-row>
        <table:table-row>
          <table:table-cell table:style-name="Таблица6.A3" office:value-type="string">
            <text:p text:style-name="P14">struct</text:p>
          </table:table-cell>
          <table:table-cell table:style-name="Таблица6.A3" office:value-type="string">
            <text:p text:style-name="P17">Word</text:p>
          </table:table-cell>
          <table:table-cell table:style-name="Таблица6.C3" office:value-type="string">
            <text:p text:style-name="P13">“struct”</text:p>
          </table:table-cell>
        </table:table-row>
        <table:table-row>
          <table:table-cell table:style-name="Таблица6.A3" office:value-type="string">
            <text:p text:style-name="P14">type</text:p>
          </table:table-cell>
          <table:table-cell table:style-name="Таблица6.A3" office:value-type="string">
            <text:p text:style-name="P17">Word</text:p>
          </table:table-cell>
          <table:table-cell table:style-name="Таблица6.C3" office:value-type="string">
            <text:p text:style-name="P13">“type”</text:p>
          </table:table-cell>
        </table:table-row>
        <table:table-row>
          <table:table-cell table:style-name="Таблица6.A3" office:value-type="string">
            <text:p text:style-name="P14">null</text:p>
          </table:table-cell>
          <table:table-cell table:style-name="Таблица6.A3" office:value-type="string">
            <text:p text:style-name="P17">Word</text:p>
          </table:table-cell>
          <table:table-cell table:style-name="Таблица6.C3" office:value-type="string">
            <text:p text:style-name="P13">“null”</text:p>
          </table:table-cell>
        </table:table-row>
        <table:table-row>
          <table:table-cell table:style-name="Таблица6.A3" office:value-type="string">
            <text:p text:style-name="P14">scope</text:p>
          </table:table-cell>
          <table:table-cell table:style-name="Таблица6.A3" office:value-type="string">
            <text:p text:style-name="P17">Word</text:p>
          </table:table-cell>
          <table:table-cell table:style-name="Таблица6.C3" office:value-type="string">
            <text:p text:style-name="P13">“scope”</text:p>
          </table:table-cell>
        </table:table-row>
        <table:table-row>
          <table:table-cell table:style-name="Таблица6.A3" office:value-type="string">
            <text:p text:style-name="P14">include</text:p>
          </table:table-cell>
          <table:table-cell table:style-name="Таблица6.A3" office:value-type="string">
            <text:p text:style-name="P17">Word</text:p>
          </table:table-cell>
          <table:table-cell table:style-name="Таблица6.C3" office:value-type="string">
            <text:p text:style-name="P13">“include”</text:p>
          </table:table-cell>
        </table:table-row>
        <table:table-row>
          <table:table-cell table:style-name="Таблица6.A3" office:value-type="string">
            <text:p text:style-name="P14">const</text:p>
          </table:table-cell>
          <table:table-cell table:style-name="Таблица6.A3" office:value-type="string">
            <text:p text:style-name="P17">Word</text:p>
          </table:table-cell>
          <table:table-cell table:style-name="Таблица6.C3" office:value-type="string">
            <text:p text:style-name="P13">“const”</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3"/>
          </table:table-cell>
        </table:table-row>
        <table:table-row>
          <table:table-cell table:style-name="Таблица6.A3" office:value-type="string">
            <text:p text:style-name="P14">→</text:p>
          </table:table-cell>
          <table:table-cell table:style-name="Таблица6.A3" office:value-type="string">
            <text:p text:style-name="P17">PunctArrow</text:p>
          </table:table-cell>
          <table:table-cell table:style-name="Таблица6.C3" office:value-type="string">
            <text:p text:style-name="P13">“-&gt;”</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 “...” ets. </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ext:soft-page-break/>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amp;</text:p>
          </table:table-cell>
          <table:table-cell table:style-name="Таблица6.A3" office:value-type="string">
            <text:p text:style-name="P17">PunctSym</text:p>
          </table:table-cell>
          <table:table-cell table:style-name="Таблица6.C3" office:value-type="string">
            <text:p text:style-name="P13">“&amp;”</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
      <text:p text:style-name="P4"/>
      <text:h text:style-name="P33"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3">! BODY</text:p>
          </table:table-cell>
          <table:table-cell table:style-name="Таблица5.B1" table:number-columns-spanned="3" office:value-type="string">
            <text:p text:style-name="P15">empty</text:p>
            <text:p text:style-name="P13">BODY SCOPE</text:p>
            <text:p text:style-name="P13">BODY INCLUDE</text:p>
            <text:p text:style-name="P13">BODY TYPE</text:p>
            <text:p text:style-name="P13">BODY CONST</text:p>
            <text:p text:style-name="P13">BODY STRUCT <text:span text:style-name="T2">;</text:span></text:p>
          </table:table-cell>
          <table:covered-table-cell/>
          <table:covered-table-cell/>
        </table:table-row>
        <table:table-row>
          <table:table-cell table:style-name="Таблица5.A2" office:value-type="string">
            <text:p text:style-name="P13">SCOPE</text:p>
          </table:table-cell>
          <table:table-cell table:style-name="Таблица5.B2" table:number-columns-spanned="3" office:value-type="string">
            <text:p text:style-name="P13"><text:span text:style-name="T50">scope</text:span> <text:span text:style-name="T50">Name</text:span> <text:span text:style-name="T50">{</text:span> BODY <text:span text:style-name="T50">}</text:span></text:p>
          </table:table-cell>
          <table:covered-table-cell/>
          <table:covered-table-cell/>
        </table:table-row>
        <table:table-row>
          <table:table-cell table:style-name="Таблица5.A2" office:value-type="string">
            <text:p text:style-name="P13">INCLUDE</text:p>
          </table:table-cell>
          <table:table-cell table:style-name="Таблица5.B2" table:number-columns-spanned="3" office:value-type="string">
            <text:p text:style-name="P13"><text:span text:style-name="T50">include</text:span> <text:span text:style-name="T50">FileName</text:span></text:p>
          </table:table-cell>
          <table:covered-table-cell/>
          <table:covered-table-cell/>
        </table:table-row>
        <table:table-row>
          <table:table-cell table:style-name="Таблица5.A2" office:value-type="string">
            <text:p text:style-name="P13">TYPE</text:p>
          </table:table-cell>
          <table:table-cell table:style-name="Таблица5.B2" table:number-columns-spanned="3" office:value-type="string">
            <text:p text:style-name="P13"><text:span text:style-name="T50">type</text:span> <text:span text:style-name="T50">Name</text:span> <text:span text:style-name="T50">=</text:span> TYPEDEF <text:span text:style-name="T50">;</text:span></text:p>
          </table:table-cell>
          <table:covered-table-cell/>
          <table:covered-table-cell/>
        </table:table-row>
        <table:table-row table:style-name="Таблица5.5">
          <table:table-cell table:style-name="Таблица5.A2" office:value-type="string">
            <text:p text:style-name="P13">CONST</text:p>
          </table:table-cell>
          <table:table-cell table:style-name="Таблица5.B2" table:number-columns-spanned="3" office:value-type="string">
            <text:p text:style-name="P13">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RNAME</text:p>
          </table:table-cell>
          <table:table-cell table:style-name="Таблица5.B2" table:number-columns-spanned="3" office:value-type="string">
            <text:p text:style-name="P14">Name</text:p>
            <text:p text:style-name="P13">RNAME <text:span text:style-name="T2">#</text:span> <text:span text:style-name="T2">Name</text:span></text:p>
          </table:table-cell>
          <table:covered-table-cell/>
          <table:covered-table-cell/>
        </table:table-row>
        <table:table-row>
          <table:table-cell table:style-name="Таблица5.A2" office:value-type="string">
            <text:p text:style-name="P13">NAME</text:p>
          </table:table-cell>
          <table:table-cell table:style-name="Таблица5.B2" table:number-columns-spanned="3" office:value-type="string">
            <text:p text:style-name="P13">RNAME</text:p>
            <text:p text:style-name="P13"><text:span text:style-name="T2">#</text:span> RNAME</text:p>
            <text:p text:style-name="P13"><text:span text:style-name="T2">.</text:span> <text:span text:style-name="T2">#</text:span> RNAME</text:p>
            <text:p text:style-name="P13"><text:span text:style-name="T2">...</text:span> <text:span text:style-name="T2">#</text:span> RNAME</text:p>
          </table:table-cell>
          <table:covered-table-cell/>
          <table:covered-table-cell/>
        </table:table-row>
        <table:table-row>
          <table:table-cell table:style-name="Таблица5.A2" office:value-type="string">
            <text:p text:style-name="P13">RQNAME</text:p>
          </table:table-cell>
          <table:table-cell table:style-name="Таблица5.B2" table:number-columns-spanned="3" office:value-type="string">
            <text:p text:style-name="P14">Name</text:p>
            <text:p text:style-name="P14">QName</text:p>
            <text:p text:style-name="P13">RQNAME <text:span text:style-name="T2">#</text:span> <text:span text:style-name="T2">Name</text:span></text:p>
            <text:p text:style-name="P13">RQNAME <text:span text:style-name="T2">#</text:span> <text:span text:style-name="T2">QName</text:span></text:p>
          </table:table-cell>
          <table:covered-table-cell/>
          <table:covered-table-cell/>
        </table:table-row>
        <table:table-row>
          <table:table-cell table:style-name="Таблица5.A2" office:value-type="string">
            <text:p text:style-name="P13">QNAME</text:p>
          </table:table-cell>
          <table:table-cell table:style-name="Таблица5.B2" table:number-columns-spanned="3" office:value-type="string">
            <text:p text:style-name="P13">RQNAME</text:p>
            <text:p text:style-name="P13"><text:span text:style-name="T2">#</text:span> RQNAME</text:p>
            <text:p text:style-name="P13"><text:span text:style-name="T2">.</text:span> <text:span text:style-name="T2">#</text:span> RQNAME</text:p>
            <text:p text:style-name="P13"><text:span text:style-name="T2">...</text:span> <text:span text:style-name="T2">#</text:span> RQNAME</text:p>
          </table:table-cell>
          <table:covered-table-cell/>
          <table:covered-table-cell/>
        </table:table-row>
        <table:table-row>
          <table:table-cell table:style-name="Таблица5.A2" office:value-type="string">
            <text:p text:style-name="P13">INT_TYPE</text:p>
          </table:table-cell>
          <table:table-cell table:style-name="Таблица5.B2" table:number-columns-spanned="3" office:value-type="string">
            <text:p text:style-name="P14">int</text:p>
            <text:p text:style-name="P14">sint</text:p>
            <text:p text:style-name="P14">uint</text:p>
            <text:p text:style-name="P14">ulen</text:p>
            <text:p text:style-name="P14">sint8</text:p>
            <text:p text:style-name="P14">uint8</text:p>
            <text:p text:style-name="P14">sint16</text:p>
            <text:p text:style-name="P14">uint16</text:p>
            <text:p text:style-name="P14"><text:soft-page-break/>sint32</text:p>
            <text:p text:style-name="P14">uint32</text:p>
            <text:p text:style-name="P14">sint64</text:p>
            <text:p text:style-name="P14">uint64</text:p>
          </table:table-cell>
          <table:covered-table-cell/>
          <table:covered-table-cell/>
        </table:table-row>
        <table:table-row>
          <table:table-cell table:style-name="Таблица5.A2" office:value-type="string">
            <text:p text:style-name="P13">BASE_TYPE</text:p>
          </table:table-cell>
          <table:table-cell table:style-name="Таблица5.B2" table:number-columns-spanned="3" office:value-type="string">
            <text:p text:style-name="P18">INT_TYPE</text:p>
            <text:p text:style-name="P14">text</text:p>
            <text:p text:style-name="P14">ip</text:p>
          </table:table-cell>
          <table:covered-table-cell/>
          <table:covered-table-cell/>
        </table:table-row>
        <table:table-row>
          <table:table-cell table:style-name="Таблица5.A2" office:value-type="string">
            <text:p text:style-name="P13"/>
          </table:table-cell>
          <table:table-cell table:style-name="Таблица5.B1" table:number-columns-spanned="3" office:value-type="string">
            <text:p text:style-name="P18"/>
          </table:table-cell>
          <table:covered-table-cell/>
          <table:covered-table-cell/>
        </table:table-row>
        <table:table-row>
          <table:table-cell table:style-name="Таблица5.A2" office:value-type="string">
            <text:p text:style-name="P13">TYPEDEF</text:p>
          </table:table-cell>
          <table:table-cell table:style-name="Таблица5.B2" table:number-columns-spanned="3" office:value-type="string">
            <text:p text:style-name="P13">NAME</text:p>
            <text:p text:style-name="P13">BASE_TYPE</text:p>
            <text:p text:style-name="P13">TYPEDEF <text:span text:style-name="T2">*</text:span></text:p>
            <text:p text:style-name="P18"><text:span text:style-name="T2">{</text:span> TYPEDEF_LIST <text:span text:style-name="T2">}</text:span> <text:span text:style-name="T2">*</text:span></text:p>
            <text:p text:style-name="P13">TYPEDEF <text:span text:style-name="T2">[</text:span> <text:span text:style-name="T2">]</text:span></text:p>
            <text:p text:style-name="P13">TYPEDEF <text:span text:style-name="T2">[</text:span> EXPR <text:span text:style-name="T2">]</text:span></text:p>
            <text:p text:style-name="P13">STRUCT</text:p>
          </table:table-cell>
          <table:covered-table-cell/>
          <table:covered-table-cell/>
        </table:table-row>
        <table:table-row>
          <table:table-cell table:style-name="Таблица5.A2" office:value-type="string">
            <text:p text:style-name="P13">TYPEDEF_LIST</text:p>
          </table:table-cell>
          <table:table-cell table:style-name="Таблица5.B2" table:number-columns-spanned="3" office:value-type="string">
            <text:p text:style-name="P13">TYPEDEF</text:p>
            <text:p text:style-name="P13">TYPEDEF_LIST <text:span text:style-name="T2">,</text:span> TYPEDEF</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STRUCT</text:p>
          </table:table-cell>
          <table:table-cell table:style-name="Таблица5.B2" table:number-columns-spanned="3" office:value-type="string">
            <text:p text:style-name="P13"><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13">SBODY</text:p>
          </table:table-cell>
          <table:table-cell table:style-name="Таблица5.B2" table:number-columns-spanned="3" office:value-type="string">
            <text:p text:style-name="P15">empty</text:p>
            <text:p text:style-name="P13"><text:span text:style-name="T25">S</text:span>BODY<text:span text:style-name="T25"> </text:span>TYPE</text:p>
            <text:p text:style-name="P13">SBODY <text:span text:style-name="T2">const</text:span> CONST</text:p>
            <text:p text:style-name="P13">SBODY STRUCT <text:span text:style-name="T2">;</text:span></text:p>
            <text:p text:style-name="P13">SBODY TYPEDEF <text:span text:style-name="T2">Name</text:span> <text:span text:style-name="T2">;</text:span></text:p>
            <text:p text:style-name="P13">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EXPR <text:span text:style-name="T51">: </text:span></text:p>
            <text:p text:style-name="P20"><text:s text:c="2"/>list ,</text:p>
            <text:p text:style-name="P20"><text:s text:c="2"/>add ,</text:p>
            <text:p text:style-name="P20"><text:s text:c="2"/>mul ,</text:p>
            <text:p text:style-name="P20"><text:s text:c="2"/>un ,</text:p>
            <text:p text:style-name="P20"><text:s text:c="2"/>num ,</text:p>
            <text:p text:style-name="P20"><text:s text:c="2"/>post ,</text:p>
            <text:p text:style-name="P20"><text:s text:c="2"/>prim</text:p>
          </table:table-cell>
          <table:table-cell table:style-name="Таблица5.A2" office:value-type="string">
            <text:p text:style-name="P13"><text:span text:style-name="T2">( </text:span><text:span text:style-name="T3">EXPR</text:span><text:span text:style-name="T2"> ) <text:s text:c="21"/></text:span></text:p>
            <text:p text:style-name="P18">QNAME</text:p>
            <text:p text:style-name="P18">LITERAL <text:s text:c="22"/></text:p>
            <text:p text:style-name="P18">ITYPE <text:span text:style-name="T2">(</text:span> EXPR <text:span text:style-name="T2">) <text:s text:c="15"/></text:span></text:p>
            <text:p text:style-name="P18"/>
            <text:p text:style-name="P18">EXPR<text:span text:style-name="T51">.a</text:span> <text:span text:style-name="T2">.</text:span> <text:span text:style-name="T2">Name</text:span></text:p>
            <text:p text:style-name="P18">EXPR<text:span text:style-name="T51">.a</text:span> <text:span text:style-name="T2">→ Name</text:span> <text:s/><text:span text:style-name="T51"><text:s/></text:span></text:p>
            <text:p text:style-name="P18">EXPR<text:span text:style-name="T51">.a</text:span> <text:span text:style-name="T2">[</text:span> EXPR <text:span text:style-name="T2">]</text:span> <text:span text:style-name="T51"><text:s text:c="2"/></text:span></text:p>
            <text:p text:style-name="P18"/>
            <text:p text:style-name="P14">Number</text:p>
            <text:p text:style-name="P14"><text:s text:c="24"/></text:p>
            <text:p text:style-name="P18"><text:span text:style-name="T2">*</text:span> EXPR<text:span text:style-name="T51">.a <text:s text:c="10"/></text:span></text:p>
            <text:p text:style-name="P18"><text:span text:style-name="T2">&amp;</text:span> EXPR<text:span text:style-name="T51">.a <text:s text:c="10"/></text:span></text:p>
            <text:p text:style-name="P18"><text:span text:style-name="T2">+</text:span> EXPR<text:span text:style-name="T51">.a <text:s text:c="10"/></text:span></text:p>
            <text:p text:style-name="P18"><text:span text:style-name="T2">-</text:span> EXPR<text:span text:style-name="T51">.a <text:s text:c="10"/></text:span></text:p>
            <text:p text:style-name="P18"><text:soft-page-break/>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4"/>
            <text:p text:style-name="P13"><text:span text:style-name="T2">{</text:span> <text:span text:style-name="T2">} <text:s text:c="24"/></text:span></text:p>
            <text:p text:style-name="P13"><text:span text:style-name="T2">{</text:span> EXPR_LIST <text:span text:style-name="T2">} <text:s text:c="14"/></text:span></text:p>
            <text:p text:style-name="P13"><text:span text:style-name="T2">{</text:span> NAMED_EXPR_LIST <text:span text:style-name="T2">} <text:s text:c="8"/></text:span><text:span text:style-name="T2"><text:s/></text:span></text:p>
            <text:p text:style-name="P13"><text:span text:style-name="T3">EXPR </text:span><text:span text:style-name="T2">{</text:span><text:span text:style-name="T3"> </text:span><text:span text:style-name="T2">} <text:s text:c="19"/></text:span></text:p>
            <text:p text:style-name="P13"><text:span text:style-name="T3">EXPR </text:span><text:span text:style-name="T2">{</text:span><text:span text:style-name="T3"> NAMED_EXPR_LIST </text:span><text:span text:style-name="T2">} <text:s text:c="3"/></text:span></text:p>
          </table:table-cell>
          <table:table-cell table:style-name="Таблица5.A2" office:value-type="string">
            <text:p text:style-name="P13"/>
            <text:p text:style-name="P13"/>
            <text:p text:style-name="P13"/>
            <text:p text:style-name="P13"/>
            <text:p text:style-name="P13"/>
            <text:p text:style-name="P21">if( a&gt;=post )</text:p>
            <text:p text:style-name="P21">if( a&gt;=post )</text:p>
            <text:p text:style-name="P21">if( a&gt;=num )</text:p>
            <text:p text:style-name="P21"/>
            <text:p text:style-name="P21"/>
            <text:p text:style-name="P21"/>
            <text:p text:style-name="P21">if( a&gt;=un )</text:p>
            <text:p text:style-name="P21">if( a&gt;=un )</text:p>
            <text:p text:style-name="P21">if( a&gt;=un )</text:p>
            <text:p text:style-name="P21">if( a&gt;=un )</text:p>
            <text:p text:style-name="P21"><text:soft-page-break/>if( a&gt;=mul &amp; b&gt;=un )</text:p>
            <text:p text:style-name="P21">if( a&gt;=mul &amp; b&gt;=un )</text:p>
            <text:p text:style-name="P21">if( a&gt;=mul &amp; b&gt;=un )</text:p>
            <text:p text:style-name="P21"/>
            <text:p text:style-name="P21">if( a&gt;=add &amp; b&gt;=mul )</text:p>
            <text:p text:style-name="P21">if( a&gt;=add &amp; b&gt;=mul )</text:p>
          </table:table-cell>
          <table:table-cell table:style-name="Таблица5.B2" office:value-type="string">
            <text:p text:style-name="P21">= prim</text:p>
            <text:p text:style-name="P21">= prim</text:p>
            <text:p text:style-name="P21">= prim</text:p>
            <text:p text:style-name="P21">= prim</text:p>
            <text:p text:style-name="P21"/>
            <text:p text:style-name="P21">= post</text:p>
            <text:p text:style-name="P21">= post</text:p>
            <text:p text:style-name="P21">= post</text:p>
            <text:p text:style-name="P21"/>
            <text:p text:style-name="P21">= num</text:p>
            <text:p text:style-name="P21"/>
            <text:p text:style-name="P21">= post</text:p>
            <text:p text:style-name="P21">= post</text:p>
            <text:p text:style-name="P21">= post</text:p>
            <text:p text:style-name="P21">= post</text:p>
            <text:p text:style-name="P21"><text:soft-page-break/>= mul</text:p>
            <text:p text:style-name="P21">= mul</text:p>
            <text:p text:style-name="P21">= mul</text:p>
            <text:p text:style-name="P21"/>
            <text:p text:style-name="P21">= add</text:p>
            <text:p text:style-name="P21">= add</text:p>
            <text:p text:style-name="P21"/>
            <text:p text:style-name="P21">= list</text:p>
            <text:p text:style-name="P21">= list</text:p>
            <text:p text:style-name="P21">= list</text:p>
            <text:p text:style-name="P21">= list</text:p>
            <text:p text:style-name="P21">= list</text:p>
          </table:table-cell>
        </table:table-row>
        <table:table-row>
          <table:table-cell table:style-name="Таблица5.A2" office:value-type="string">
            <text:p text:style-name="P13"/>
          </table:table-cell>
          <table:table-cell table:style-name="Таблица5.B2" table:number-columns-spanned="3" office:value-type="string">
            <text:p text:style-name="P18"/>
          </table:table-cell>
          <table:covered-table-cell/>
          <table:covered-table-cell/>
        </table:table-row>
        <table:table-row>
          <table:table-cell table:style-name="Таблица5.A2" office:value-type="string">
            <text:p text:style-name="P13">EXPR_LIST</text:p>
          </table:table-cell>
          <table:table-cell table:style-name="Таблица5.B2" table:number-columns-spanned="3" office:value-type="string">
            <text:p text:style-name="P13">EXPR</text:p>
            <text:p text:style-name="P13">EXPR_LIST <text:span text:style-name="T2">,</text:span> EXPR</text:p>
          </table:table-cell>
          <table:covered-table-cell/>
          <table:covered-table-cell/>
        </table:table-row>
        <table:table-row>
          <table:table-cell table:style-name="Таблица5.A2" office:value-type="string">
            <text:p text:style-name="P13">NAMED_EXPR</text:p>
          </table:table-cell>
          <table:table-cell table:style-name="Таблица5.B2" table:number-columns-spanned="3" office:value-type="string">
            <text:p text:style-name="P13"><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13">NAMED_EXPR_LIST</text:p>
          </table:table-cell>
          <table:table-cell table:style-name="Таблица5.B2" table:number-columns-spanned="3" office:value-type="string">
            <text:p text:style-name="P13">NAMED_EXPR</text:p>
            <text:p text:style-name="P13">NAMED_EXPR_LIST <text:span text:style-name="T2">,</text:span> NAMED_EXPR</text:p>
          </table:table-cell>
          <table:covered-table-cell/>
          <table:covered-table-cell/>
        </table:table-row>
        <table:table-row>
          <table:table-cell table:style-name="Таблица5.A2" office:value-type="string">
            <text:p text:style-name="P13"/>
          </table:table-cell>
          <table:table-cell table:style-name="Таблица5.B2" table:number-columns-spanned="3" office:value-type="string">
            <text:p text:style-name="P13"/>
          </table:table-cell>
          <table:covered-table-cell/>
          <table:covered-table-cell/>
        </table:table-row>
        <table:table-row>
          <table:table-cell table:style-name="Таблица5.A2" office:value-type="string">
            <text:p text:style-name="P13">ITYPE</text:p>
          </table:table-cell>
          <table:table-cell table:style-name="Таблица5.B2" table:number-columns-spanned="3" office:value-type="string">
            <text:p text:style-name="P13">INT_TYPE</text:p>
            <text:p text:style-name="P13">QNAME</text:p>
          </table:table-cell>
          <table:covered-table-cell/>
          <table:covered-table-cell/>
        </table:table-row>
        <table:table-row>
          <table:table-cell table:style-name="Таблица5.A2" office:value-type="string">
            <text:p text:style-name="P13">LITERAL</text:p>
          </table:table-cell>
          <table:table-cell table:style-name="Таблица5.B2" table:number-columns-spanned="3" office:value-type="string">
            <text:p text:style-name="P14">null</text:p>
            <text:p text:style-name="P14">String</text:p>
            <text:p text:style-name="P13"><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
      <text:p text:style-name="Text_20_body">BODY is the final language element. It represents a collection of different language entity, defined by the <text:span text:style-name="T2">DDL</text:span> source. BODY may contain SCOPEs, file inclusion directives, and definitions of type aliases, constants and structures.</text:p>
      <text:p text:style-name="Text_20_body"/>
      <text:p text:style-name="Text_20_body">SCOPE is the named scope of the entities, defined inside. It looks like</text:p>
      <text:p text:style-name="Код"><text:span text:style-name="T2">scope</text:span> <text:span text:style-name="T2">Name</text:span> <text:span text:style-name="T2">{</text:span> <text:span text:style-name="T52">BODY</text:span> <text:span text:style-name="T2">}</text:span></text:p>
      <text:p text:style-name="Text_20_body"/>
      <text:p text:style-name="Text_20_body">An inclusion directive INCLUDE looks like</text:p>
      <text:p text:style-name="Код"><text:span text:style-name="T2">include</text:span> <text:span text:style-name="T2">FileName</text:span></text:p>
      <text:p text:style-name="Text_20_body">The directive is replaced by the BODY of the included file.</text:p>
      <text:p text:style-name="Text_20_body"/>
      <text:p text:style-name="Text_20_body">A type alias definition TYPE looks like</text:p>
      <text:p text:style-name="Код"><text:soft-page-break/><text:span text:style-name="T2">type</text:span> <text:span text:style-name="T2">Name</text:span> <text:span text:style-name="T2">=</text:span> <text:span text:style-name="T52">TYPEDEF</text:span> <text:span text:style-name="T2">;</text:span></text:p>
      <text:p text:style-name="Text_20_body">TYPEDEF is a “type expression”, i.e. a description of a type.</text:p>
      <text:p text:style-name="Text_20_body"/>
      <text:p text:style-name="Text_20_body">A constant definition looks like</text:p>
      <text:p text:style-name="Код"><text:span text:style-name="T52">TYPEDEF</text:span> <text:span text:style-name="T2">Name</text:span> <text:span text:style-name="T2">=</text:span> <text:span text:style-name="T52">EXPR</text:span> <text:span text:style-name="T2">;</text:span></text:p>
      <text:p text:style-name="Text_20_body">TYPEDEF here defines the constant type and EXPR must be evaluated to define the constant value.</text:p>
      <text:p text:style-name="Text_20_body"/>
      <text:p text:style-name="Text_20_body">To refer some language entity NAME is used. It may have four forms:</text:p>
      <text:p text:style-name="Код"><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 relative name. The correspondent entity is looked up first in the current scope. If there is no one the parent scope is searched, if it is failed again the grand-parent and so on. Here <text:span text:style-name="T14">Name</text:span><text:span text:style-name="T20">1</text:span> is a nested scope name in the base scope, <text:span text:style-name="T14">Name</text:span><text:span text:style-name="T20">2</text:span> is the name of double nested scope, … , finally, <text:span text:style-name="T14">Name</text:span><text:span text:style-name="T20">n</text:span> is the entity name.</text:p>
      <text:p text:style-name="Код"><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global scope.</text:p>
      <text:p text:style-name="Код"><text:span text:style-name="T2">.</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current scope.</text:p>
      <text:p text:style-name="Код"><text:span text:style-name="T13">...</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one of parent scopes, determined by the number of dots.</text:p>
      <text:p text:style-name="Text_20_body"/>
      <text:p text:style-name="Text_20_body">In some situations QNAME may be used instead of NAME. QNAME is similar to NAME, but some names may be <text:span text:style-name="T2">QName</text:span>s. <text:span text:style-name="T2">QName</text:span><text:span text:style-name="T3"> is formed from names, prefixed with the question mark. </text:span></text:p>
      <text:p text:style-name="P5">The difference between NAME and QNAME is the entity lookup for QNAMESs is performed not from the point of definition, but from the point of usage. An example:</text:p>
      <text:p text:style-name="Код">struct S</text:p>
      <text:p text:style-name="Код"><text:s/>{</text:p>
      <text:p text:style-name="Код"><text:s text:c="2"/>int x = ?Default#X ;</text:p>
      <text:p text:style-name="Код"><text:s text:c="2"/>int y = ?Default#Y ;</text:p>
      <text:p text:style-name="Код"><text:s/>};</text:p>
      <text:p text:style-name="Код"/>
      <text:p text:style-name="Код">scope A</text:p>
      <text:p text:style-name="Код"><text:s/>{</text:p>
      <text:p text:style-name="Код"><text:s text:c="2"/>scope Default</text:p>
      <text:p text:style-name="Код"><text:soft-page-break/><text:s text:c="3"/>{</text:p>
      <text:p text:style-name="Код"><text:s text:c="4"/>int X = 1 ;</text:p>
      <text:p text:style-name="Код"><text:s text:c="4"/>int Y = 2 ;</text:p>
      <text:p text:style-name="Код"><text:s text:c="3"/>}</text:p>
      <text:p text:style-name="Код"/>
      <text:p text:style-name="Код"><text:s text:c="2"/>S s = {} ; // &lt;- {1,2}</text:p>
      <text:p text:style-name="Код"><text:s/>}</text:p>
      <text:p text:style-name="Код"/>
      <text:p text:style-name="Код">scope B</text:p>
      <text:p text:style-name="Код"><text:s/>{</text:p>
      <text:p text:style-name="Код"><text:s text:c="2"/>scope Default</text:p>
      <text:p text:style-name="Код"><text:s text:c="3"/>{</text:p>
      <text:p text:style-name="Код"><text:s text:c="4"/>int X = 3 ;</text:p>
      <text:p text:style-name="Код"><text:s text:c="4"/>int Y = 4 ;</text:p>
      <text:p text:style-name="Код"><text:s text:c="3"/>}</text:p>
      <text:p text:style-name="Код"/>
      <text:p text:style-name="Код"><text:s text:c="2"/>S s = {} ; // &lt;- {3,4}</text:p>
      <text:p text:style-name="Код"><text:s/>}</text:p>
      <text:p text:style-name="Text_20_body">Another example:</text:p>
      <text:p text:style-name="Код">struct S</text:p>
      <text:p text:style-name="Код"><text:s/>{</text:p>
      <text:p text:style-name="Код"><text:s text:c="2"/>int x = 100*?M ;</text:p>
      <text:p text:style-name="Код"><text:s/>};</text:p>
      <text:p text:style-name="Код"/>
      <text:p text:style-name="Код">int M = 1 ;</text:p>
      <text:p text:style-name="Код"/>
      <text:p text:style-name="Код">S s = {} ; // &lt;- 100</text:p>
      <text:p text:style-name="Код"/>
      <text:p text:style-name="Код">scope A</text:p>
      <text:p text:style-name="Код"><text:s/>{</text:p>
      <text:p text:style-name="Код"><text:s text:c="2"/>int M = 2 ;</text:p>
      <text:p text:style-name="Код"/>
      <text:p text:style-name="Код"><text:soft-page-break/><text:s text:c="2"/>S x = {} ; // &lt;- 200</text:p>
      <text:p text:style-name="Код"><text:s/>}</text:p>
      <text:p text:style-name="Text_20_body"/>
      <text:p text:style-name="Text_20_body">INT_TYPE is the one of base integer types.</text:p>
      <text:p text:style-name="Text_20_body"/>
      <text:p text:style-name="Text_20_body">BASE_TYPE is the one of base types.</text:p>
      <text:p text:style-name="Text_20_body"/>
      <text:p text:style-name="Text_20_body">TYPEDEF describes a type. The simplest way to do it is to provide a base type name (BASE_TYPE) or a type alias name (NAME). A structure name is also a type name. </text:p>
      <text:p text:style-name="Text_20_body">A pointer description is:</text:p>
      <text:p text:style-name="Код"><text:span text:style-name="T52">TYPEDEF</text:span> <text:span text:style-name="T2">*</text:span></text:p>
      <text:p text:style-name="Text_20_body">A polymorphic pointer description is:</text:p>
      <text:p text:style-name="Код"><text:span text:style-name="T2">{ </text:span><text:span text:style-name="T52">TYPEDEF</text:span> <text:span text:style-name="T2">,</text:span> <text:span text:style-name="T52">TYPEDEF</text:span> <text:span text:style-name="T2">,</text:span> … <text:span text:style-name="T2">,</text:span> <text:span text:style-name="T52">TYPEDEF</text:span> <text:span text:style-name="T2">}</text:span> <text:span text:style-name="T2">*</text:span></text:p>
      <text:p text:style-name="Text_20_body">An array description is:</text:p>
      <text:p text:style-name="Код"><text:span text:style-name="T52">TYPEDEF</text:span> <text:span text:style-name="T2">[</text:span> <text:span text:style-name="T2">]</text:span></text:p>
      <text:p text:style-name="Text_20_body">A fixed length array description is:</text:p>
      <text:p text:style-name="Код"><text:span text:style-name="T52">TYPEDEF</text:span> <text:span text:style-name="T2">[</text:span> <text:span text:style-name="T52">EXPR</text:span> <text:span text:style-name="T2">]</text:span></text:p>
      <text:p text:style-name="Text_20_body">Finally, a structure description STRUCT is also a type description. Using this kind of type description you simultaneously defines a structure and use it as a type description.</text:p>
      <text:p text:style-name="Text_20_body"/>
      <text:p text:style-name="Text_20_body">A structure description STRUCT looks like:</text:p>
      <text:p text:style-name="Код"><text:span text:style-name="T2">struct</text:span> <text:span text:style-name="T2">Name</text:span> <text:span text:style-name="T2">{</text:span> <text:span text:style-name="T52">SBODY</text:span> <text:span text:style-name="T2">}</text:span></text:p>
      <text:p text:style-name="Text_20_body">Each structure definition defines a unique structure. You may refer to it using its name. Qualified names of structures must be distinct.</text:p>
      <text:p text:style-name="Text_20_body"/>
      <text:p text:style-name="Text_20_body">SBODY defines structure members. The main structure members are its fields:</text:p>
      <text:p text:style-name="Код"><text:span text:style-name="T52">TYPEDEF</text:span> <text:span text:style-name="T2">Name</text:span> <text:span text:style-name="T2">;</text:span></text:p>
      <text:p text:style-name="Код"><text:span text:style-name="T52">TYPEDEF</text:span> <text:span text:style-name="T2">Name</text:span> <text:span text:style-name="T2">=</text:span> <text:span text:style-name="T59">EXPR</text:span> <text:span text:style-name="T2">;</text:span></text:p>
      <text:p text:style-name="Text_20_body">Each field has the name, type and optionally a default initialization expression. This expression is used for the field initialization in situation when the structure field initializer is missed. The order of fields is significant!</text:p>
      <text:p text:style-name="Text_20_body">Each structure definition defines the same time a scope with the same name. You may extend this scope by additional scope definitions:</text:p>
      <text:p text:style-name="Код">struct S</text:p>
      <text:p text:style-name="Код"><text:s/>{</text:p>
      <text:p text:style-name="Код"><text:soft-page-break/><text:s text:c="2"/>int a;</text:p>
      <text:p text:style-name="Код"><text:s text:c="2"/>int b;</text:p>
      <text:p text:style-name="Код"><text:s/>};</text:p>
      <text:p text:style-name="Код"/>
      <text:p text:style-name="Код">scope S</text:p>
      <text:p text:style-name="Код"><text:s/>{</text:p>
      <text:p text:style-name="Код"><text:s text:c="2"/>int X = 12345 ;</text:p>
      <text:p text:style-name="Код"><text:s/>}</text:p>
      <text:p text:style-name="Text_20_body">But you may define type aliases, constants and structures in this scope directly in the structure definition:</text:p>
      <text:p text:style-name="Код">struct S</text:p>
      <text:p text:style-name="Код"><text:s/>{</text:p>
      <text:p text:style-name="Код"><text:s text:c="2"/>int a; // field declaration</text:p>
      <text:p text:style-name="Код"><text:s text:c="2"/>int b; // field declaration</text:p>
      <text:p text:style-name="Код"/>
      <text:p text:style-name="Код"><text:s text:c="2"/>type T = int ; <text:s text:c="7"/>// scope type alias declaration</text:p>
      <text:p text:style-name="Код"/>
      <text:p text:style-name="Код"><text:s text:c="2"/>struct A</text:p>
      <text:p text:style-name="Код"><text:s text:c="3"/>{</text:p>
      <text:p text:style-name="Код"><text:s text:c="4"/>int a;</text:p>
      <text:p text:style-name="Код"><text:s text:c="3"/>}; <text:s text:c="18"/>// scope structure declaration</text:p>
      <text:p text:style-name="Код"/>
      <text:p text:style-name="Код"><text:s text:c="2"/>const int X = 12345 ; // scope constant declaration</text:p>
      <text:p text:style-name="Код"><text:s/>};</text:p>
      <text:p text:style-name="Text_20_body">To define a constant inside a structure you have to use the keyword <text:span text:style-name="T2">const</text:span>.</text:p>
      <text:p text:style-name="Text_20_body"/>
      <text:p text:style-name="Text_20_body">The last and most complicated fundamental language entity is the expression (EXPR). Expressions are used to give a value to a constant. This process is called the expression evaluation. An expression is built recursively from basic blocks using operations. Basic expressions are literals and names. Literals are:</text:p>
      <text:p text:style-name="P8">null</text:p>
      <text:p text:style-name="P8">String</text:p>
      <text:p text:style-name="P8">Number</text:p>
      <text:p text:style-name="Код"><text:span text:style-name="T2">Number</text:span> <text:span text:style-name="T2">.</text:span> <text:span text:style-name="T2">Number</text:span> <text:span text:style-name="T2">.</text:span> <text:span text:style-name="T2">Number</text:span> <text:span text:style-name="T2">.</text:span> <text:span text:style-name="T2">Number</text:span></text:p>
      <text:p text:style-name="Text_20_body"><text:soft-page-break/>Names are either NAME or QNAME, where the last is permitted only in expressions for default field values.</text:p>
      <text:p text:style-name="Text_20_body">Simple operations are:</text:p>
      <text:p text:style-name="Код"><text:span text:style-name="T2">(</text:span> <text:span text:style-name="T52">EXPR</text:span> <text:span text:style-name="T2">)</text:span></text:p>
      <text:p text:style-name="Код"><text:span text:style-name="T52">ITYPE</text:span> <text:span text:style-name="T2">(</text:span> <text:span text:style-name="T52">EXPR</text:span> <text:span text:style-name="T2">)</text:span></text:p>
      <text:p text:style-name="Код"/>
      <text:p text:style-name="Код"><text:span text:style-name="T52">EXPR</text:span> <text:span text:style-name="T2">.</text:span> <text:span text:style-name="T2">Name</text:span></text:p>
      <text:p text:style-name="Код"><text:span text:style-name="T52">EXPR</text:span> <text:span text:style-name="T2">→</text:span> <text:span text:style-name="T2">Name</text:span></text:p>
      <text:p text:style-name="Код"><text:span text:style-name="T52">EXPR</text:span> <text:span text:style-name="T2">[</text:span> <text:span text:style-name="T52">EXPR</text:span> <text:span text:style-name="T2">]</text:span></text:p>
      <text:p text:style-name="Код"/>
      <text:p text:style-name="Код"><text:span text:style-name="T2">&amp;</text:span> <text:span text:style-name="T52">EXPR</text:span></text:p>
      <text:p text:style-name="Код"><text:span text:style-name="T2">*</text:span> <text:span text:style-name="T52">EXPR</text:span></text:p>
      <text:p text:style-name="P32"><text:span text:style-name="T2">+</text:span> <text:span text:style-name="T52">EXPR</text:span></text:p>
      <text:p text:style-name="P32"><text:span text:style-name="T2">-</text:span> <text:span text:style-name="T52">EXPR</text:span></text:p>
      <text:p text:style-name="P32"/>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Text_20_body">ITYPE is either a base integer type keyword or NAME. This name must refer to a type alias, which eventually defines some integer type.</text:p>
      <text:p text:style-name="Text_20_body">Compound operations are used to initialize arrays and structures:</text:p>
      <text:p text:style-name="Код"><text:span text:style-name="T2">{</text:span> <text:span text:style-name="T2">}</text:span></text:p>
      <text:p text:style-name="Код"><text:span text:style-name="T2">{</text:span> <text:span text:style-name="T52">EXPR</text:span> <text:span text:style-name="T2">,</text:span> … <text:span text:style-name="T2">,</text:span> <text:span text:style-name="T52">EXPR</text:span> <text:span text:style-name="T2">}</text:span></text:p>
      <text:p text:style-name="Код"><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span text:style-name="T3"> … </text:span><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p>
      <text:p text:style-name="P9"><text:span text:style-name="T52">EXPR</text:span> <text:span text:style-name="T2">{</text:span> <text:span text:style-name="T2">.</text:span> <text:span text:style-name="T2">Name</text:span> <text:span text:style-name="T2">=</text:span> <text:span text:style-name="T52">EXPR</text:span> <text:span text:style-name="T2">,</text:span> … <text:span text:style-name="T2">,</text:span> <text:span text:style-name="T2">.</text:span> <text:span text:style-name="T2">Name</text:span> <text:span text:style-name="T2">=</text:span> <text:span text:style-name="T52">EXPR</text:span> <text:span text:style-name="T2">}</text:span></text:p>
      <text:p text:style-name="Text_20_body">Expression evaluation is described in the following section.</text:p>
      <text:p text:style-name="Text_20_body"/>
      <text:h text:style-name="P33" text:outline-level="2">5. Evaluation phase.</text:h>
      <text:p text:style-name="Text_20_body">During evaluation phase constants get its values. For each particular constant the initialization expression is evaluated with the constant type as the target type to produce the constant value. A fixed length array description has an implicitly declared associated constant – the length of the array. This constant has the type <text:span text:style-name="T9">ulen</text:span>. The key principle of expression evaluation is: an expression is evaluated with the target type. During evaluation this type determines target types for subexpressions evaluation. Exact rules are given below. For the evaluation purpose some special implicit types are used. They cannot be declared in the source and appears only during expression evaluation process. Constants evaluation introduces constant dependencies. The main principle here is: to use the constant or its part it must be evaluated before. But the constant address may be used before the constant is evaluated. If some dependencies make a circle the evaluation phase is failed. For example, the following text cannot be evaluated:</text:p>
      <text:p text:style-name="Код">int a = b + 10 ;</text:p>
      <text:p text:style-name="Код"/>
      <text:p text:style-name="Код">int b = a + 20 ;</text:p>
      <text:p text:style-name="Text_20_body">Another example:</text:p>
      <text:p text:style-name="Код">struct S</text:p>
      <text:p text:style-name="Код"><text:s/>{</text:p>
      <text:p text:style-name="Код"><text:s text:c="2"/>int a = 10 ;</text:p>
      <text:p text:style-name="Код"><text:s text:c="2"/>int b = 20 ;</text:p>
      <text:p text:style-name="Код"><text:s/>};</text:p>
      <text:p text:style-name="Код"/>
      <text:p text:style-name="Код">S s = { .a = c } ;</text:p>
      <text:p text:style-name="Код"/>
      <text:p text:style-name="Код">int c = s.b +100 ;</text:p>
      <text:p text:style-name="Text_20_body">But this one is OK:</text:p>
      <text:p text:style-name="Код">struct S</text:p>
      <text:p text:style-name="Код"><text:s/>{</text:p>
      <text:p text:style-name="Код"><text:s text:c="2"/>int a = 10 ;</text:p>
      <text:p text:style-name="Код"><text:s text:c="2"/>int * b = &amp;c ;</text:p>
      <text:p text:style-name="Код"><text:s text:c="2"/>S * ptr = &amp;s ;</text:p>
      <text:p text:style-name="Код"><text:s/>};</text:p>
      <text:p text:style-name="Код"/>
      <text:p text:style-name="Код">S s = {} ;</text:p>
      <text:p text:style-name="Код"/>
      <text:p text:style-name="Код"><text:soft-page-break/>int c = s.a+10+(s.b-s.b)+(s.ptr-s.ptr) ;</text:p>
      <text:p text:style-name="Text_20_body"/>
      <text:p text:style-name="Text_20_body">Two implicit types are: <text:span text:style-name="T9">ptr</text:span> and <text:span text:style-name="T9">slen</text:span>. <text:span text:style-name="T9">ptr</text:span><text:span text:style-name="T37"> </text:span>is a universal pointer. It may be the typeless null (<text:span text:style-name="T9">nullptr</text:span>), a typed null (<text:span text:style-name="T9">(T *)nullptr</text:span>) or point to some constant or subconstant. <text:span text:style-name="T9">slen</text:span> is a <text:span text:style-name="T9">ulen</text:span> with a sign. Operations with <text:span text:style-name="T9">slen</text:span> are performed with the overflow control. This type is used as an array index type. <text:span text:style-name="T13">I</text:span><text:span text:style-name="T4"> below designates an integer type. Couple </text:span><text:span text:style-name="T10">(T,EXPR)</text:span><text:span text:style-name="T4"> means an expression evaluated with the </text:span><text:span text:style-name="T10">T</text:span><text:span text:style-name="T4"> as the target type. Signs such as </text:span><text:span text:style-name="T63">+</text:span><text:span text:style-name="T21">T</text:span><text:span text:style-name="T30"> denote operations on the correspondent types. Remember, that</text:span></text:p>
      <text:p text:style-name="Text_20_body"><text:span text:style-name="T32">(ptr,EXPR)</text:span><text:span text:style-name="T30"> cannot be </text:span><text:span text:style-name="T32">nullptr</text:span><text:span text:style-name="T30">, </text:span></text:p>
      <text:p text:style-name="Text_20_body"><text:span text:style-name="T32">(ptr,EXPR)</text:span><text:span text:style-name="T30"> and </text:span><text:span text:style-name="T32">(slen,EXPR)</text:span><text:span text:style-name="T30"> cannot be evaluated both,</text:span></text:p>
      <text:p text:style-name="Text_20_body"><text:span text:style-name="T32">(ptr,EXPR)</text:span><text:span text:style-name="T30"> and </text:span><text:span text:style-name="T32">(I,EXPR)</text:span><text:span text:style-name="T30"> cannot be evaluated both.</text:span></text:p>
      <text:p text:style-name="P6"/>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5">Type</text:p>
          </table:table-cell>
          <table:table-cell table:style-name="Таблица7.A1" office:value-type="string">
            <text:p text:style-name="P25">Expression</text:p>
          </table:table-cell>
          <table:table-cell table:style-name="Таблица7.C1" office:value-type="string">
            <text:p text:style-name="P25">Evaluation</text:p>
          </table:table-cell>
        </table:table-row>
        <table:table-row>
          <table:table-cell table:style-name="Таблица7.A2" office:value-type="string">
            <text:p text:style-name="P25"/>
          </table:table-cell>
          <table:table-cell table:style-name="Таблица7.A2" office:value-type="string">
            <text:p text:style-name="P25"/>
          </table:table-cell>
          <table:table-cell table:style-name="Таблица7.C2" office:value-type="string">
            <text:p text:style-name="P25"/>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I,<text:span text:style-name="T54">EXPR</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text:span text:style-name="T15">I</text:span> (I,<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text,<text:span text:style-name="T54">EXPR</text:span><text:span text:style-name="T55">1</text:span>) +<text:span text:style-name="T15">text</text:span> (text,<text:span text:style-name="T54">EXPR</text:span><text:span text:style-name="T55">2</text:span>)</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ext:p text:style-name="P22">cast_to&lt;I&gt;( (ptr,<text:span text:style-name="T54">EXPR</text:span><text:span text:style-name="T55">1</text:span>) -<text:span text:style-name="T15">ptr</text:span> (ptr,<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text:span text:style-name="T15">slen</text:span> (slen,<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text:span text:style-name="T26"> </text:span>-<text:span text:style-name="T15">slen</text:span> (slen,<text:span text:style-name="T54">EXPR</text:span><text:span text:style-name="T55">2</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ext:soft-page-break/>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I&gt;( (ITYPE,<text:span text:style-name="T54">EXPR</text:span>) )</text:p>
            <text:p text:style-name="P27"/>
            <text:p text:style-name="P27">where ITYPE is determined from <text:span text:style-name="T61">ITYP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text&gt;( (ITYPE,<text:span text:style-name="T54">EXPR</text:span>) )</text:p>
            <text:p text:style-name="P27"/>
            <text:p text:style-name="P27">where ITYPE is determined from <text:span text:style-name="T61">ITYPE</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using “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as the literal string</text:span></text:p>
          </table:table-cell>
        </table:table-row>
        <table:table-row>
          <table:table-cell table:style-name="Таблица7.A2" office:value-type="string">
            <text:p text:style-name="P22"/>
          </table:table-cell>
          <table:table-cell table:style-name="Таблица7.A2" office:value-type="string">
            <text:p text:style-name="P23"/>
          </table:table-cell>
          <table:table-cell table:style-name="Таблица7.C2" office:value-type="string">
            <text:p text:style-name="P22"/>
          </table:table-cell>
        </table:table-row>
        <table:table-row>
          <table:table-cell table:style-name="Таблица7.A3" office:value-type="string">
            <text:p text:style-name="P22">text</text:p>
          </table:table-cell>
          <table:table-cell table:style-name="Таблица7.A3" office:value-type="string">
            <text:p text:style-name="P23">String</text:p>
          </table:table-cell>
          <table:table-cell table:style-name="Таблица7.C3" office:value-type="string">
            <text:p text:style-name="P27">determined from <text:span text:style-name="T2">String</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p</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7">determined from the literal, each <text:span text:style-name="T64">Number</text:span> is converted to <text:span text:style-name="T9">uint8</text:span> using <text:span text:style-name="T3">“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2">cast_to&lt;text&gt;( (ip,<text:span text:style-name="T54">EXPR</text:span>) )</text:p>
            <text:p text:style-name="P27"/>
            <text:p text:style-name="P27">where <text:span text:style-name="T58">EXPR</text:span> is the original expression</text:p>
            <text:p text:style-name="P28"/>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cast_obj&lt;T&gt;( (ptr,<text:span text:style-name="T54">EXPR</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7.C3" office:value-type="string">
            <text:p text:style-name="P22">cast_obj&lt;T&gt;( address( <text:span text:style-name="T54">EXPR</text:span><text:span text:style-name="T55">1</text:span> <text:span text:style-name="T2">[</text:span> <text:span text:style-name="T54">EXPR</text:span><text:span text:style-name="T55">2</text:span> <text:span text:style-name="T2">]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9">QNAME</text:p>
          </table:table-cell>
          <table:table-cell table:style-name="Таблица7.C3" office:value-type="string">
            <text:p text:style-name="P22">cast_obj&lt;T&gt;( address(<text:span text:style-name="T2"> </text:span><text:span text:style-name="T59">QNAME</text:span><text:span text:style-name="T2">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ll</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3">null</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3">null</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T *)nullptr</text:p>
          </table:table-cell>
        </table:table-row>
        <text:soft-page-break/>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3">null</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3">null</text:p>
          </table:table-cell>
          <table:table-cell table:style-name="Таблица7.C3" office:value-type="string">
            <text:p text:style-name="P22">{ (T,<text:span text:style-name="T2">null</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3">null</text:p>
          </table:table-cell>
          <table:table-cell table:style-name="Таблица7.C3" office:value-type="string">
            <text:p text:style-name="P22"/>
            <text:p text:style-name="P22">{</text:p>
            <text:p text:style-name="P22"><text:s/>(T<text:span text:style-name="T15">1</text:span>,<text:span text:style-name="T2">null</text:span>),</text:p>
            <text:p text:style-name="P22"><text:s/>… ,</text:p>
            <text:p text:style-name="P22"><text:s/>(T<text:span text:style-name="T15">n</text:span>,<text:span text:style-name="T2">null</text:span>)</text:p>
            <text:p text:style-name="P22">}</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 *)nullptr</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text:span text:style-name="T2">{</text:span> <text:span text:style-name="T2">}</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ext:p text:style-name="P22">{</text:p>
            <text:p text:style-name="P22"><text:s/>(T<text:span text:style-name="T15">1</text:span>,E<text:span text:style-name="T15">1</text:span>),</text:p>
            <text:p text:style-name="P22"><text:s/>… ,</text:p>
            <text:p text:style-name="P22"><text:s/>(T<text:span text:style-name="T15">n</text:span>,E<text:span text:style-name="T15">n</text:span>)</text:p>
            <text:p text:style-name="P22">}</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 </text:span><text:s/></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ext:p text:style-name="P22">(T,<text:span text:style-name="T2">{</text:span> <text:span text:style-name="T2">}</text:span>),... } ( Len-n times )</text:p>
            <text:p text:style-name="P27"/>
            <text:p text:style-name="P27"><text:span text:style-name="T9">n</text:span> must be <text:span text:style-name="T9">&lt;= Len</text:span></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oft-page-break/><text:s/>T<text:span text:style-name="T15">m</text:span> field<text:span text:style-name="T15">m</text:span>;</text:p>
            <text:p text:style-name="P22">}</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15">1</text:span>,<text:span text:style-name="T54">EXPR</text:span><text:span text:style-name="T55">1</text:span>),...,(T<text:span text:style-name="T15">n</text:span>,<text:span text:style-name="T54">EXPR</text:span><text:span text:style-name="T55">n</text:span>),</text:p>
            <text:p text:style-name="P11"><text:s/>(T<text:span text:style-name="T15">n+1</text:span>,E<text:span text:style-name="T15">n+1</text:span>),</text:p>
            <text:p text:style-name="P22"><text:s/>… ,</text:p>
            <text:p text:style-name="P22"><text:s/>(T<text:span text:style-name="T15">m</text:span>,E<text:span text:style-name="T15">m</text:span>)</text:p>
            <text:p text:style-name="P22"><text:soft-page-break/>}</text:p>
            <text:p text:style-name="P27"/>
            <text:p text:style-name="P22"><text:span text:style-name="T9">n</text:span><text:span text:style-name="T37"> must be </text:span><text:span text:style-name="T9">&lt;= m</text:span></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expression is evaluated by the same way, as in the case above, but the matching fields with expressions are base on the field names and atom names.</text:p>
            <text:p text:style-name="P27"/>
            <text:p text:style-name="P12">{ … , (T<text:span text:style-name="T15">k</text:span>,<text:span text:style-name="T54">EXPR</text:span><text:span text:style-name="T55">l</text:span>) , … } if field<text:span text:style-name="T15">k</text:span> == Name<text:span text:style-name="T15">l</text:span></text:p>
            <text:p text:style-name="P30">Name<text:span text:style-name="T15">l</text:span> is determined from <text:span text:style-name="T2">Name</text:span><text:span text:style-name="T18">l</text:span></text:p>
            <text:p text:style-name="P31"/>
            <text:p text:style-name="P31">Extra 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54">EXPR</text:span> <text:span text:style-name="T2">{</text:span> <text:span text:style-name="T2">}</text:span></text:p>
          </table:table-cell>
          <table:table-cell table:style-name="Таблица7.C3" office:value-type="string">
            <text:p text:style-name="P22">(struct S,<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9">EXPR</text:p>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case is similar to the case without <text:span text:style-name="T61">EXPR</text:span>. But <text:span text:style-name="T61">EXPR</text:span> is used to fill remaining fields, instead of default initializers.</text:p>
            <text:p text:style-name="P31">Extra expressions or sub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
      <text:p text:style-name="Text_20_body"/>
      <text:p text:style-name="Text_20_body">The following table describes the special type handling.</text:p>
      <text:p text:style-name="Text_20_body"/>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25">Type</text:p>
          </table:table-cell>
          <table:table-cell table:style-name="Таблица8.A1" office:value-type="string">
            <text:p text:style-name="P25">Expression</text:p>
          </table:table-cell>
          <table:table-cell table:style-name="Таблица8.C1" office:value-type="string">
            <text:p text:style-name="P25">Evaluatio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12"><text:span text:style-name="T2">&amp;</text:span> <text:span text:style-name="T54">EXPR</text:span></text:p>
          </table:table-cell>
          <table:table-cell table:style-name="Таблица8.C3" office:value-type="string">
            <text:p text:style-name="P12">address( <text:span text:style-name="T54">EXPR</text:span>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slen,<text:span text:style-name="T54">EXPR</text:span><text:span text:style-name="T55">2</text:span>)</text:p>
            <text:p text:style-name="P22"><text:soft-page-break/>(ptr,<text:span text:style-name="T54">EXPR</text:span><text:span text:style-name="T55">2</text:span>) +<text:span text:style-name="T15">ptr</text:span> (slen,<text:span text:style-name="T54">EXPR</text:span><text:span text:style-name="T55">1</text:span>)</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text:span text:style-name="T15">slen</text:span> (slen,<text:span text:style-name="T54">EXPR</text:span><text:span text:style-name="T55">2</text:spa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ptr&gt;( (ptr,<text:span text:style-name="T54">EXPR</text:span>)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ptr&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9">QNAME</text:p>
          </table:table-cell>
          <table:table-cell table:style-name="Таблица8.C3" office:value-type="string">
            <text:p text:style-name="P12">cast_obj&lt;ptr&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text:span text:style-name="T15">slen</text:span> (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ext:p text:style-name="P22">(ptr,<text:span text:style-name="T54">EXPR</text:span><text:span text:style-name="T55">1</text:span>) -<text:span text:style-name="T15">ptr</text:span> (ptr,<text:span text:style-name="T54">EXPR</text:span><text:span text:style-name="T55">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59">ITYPE</text:span> <text:span text:style-name="T2">(</text:span> <text:span text:style-name="T54">EXPR</text:span> <text:span text:style-name="T2">)</text:span></text:p>
          </table:table-cell>
          <table:table-cell table:style-name="Таблица8.C3" office:value-type="string">
            <text:p text:style-name="P22">cast_to&lt;slen&gt;( (ITYPE,<text:span text:style-name="T54">EXPR</text:span>) )</text:p>
            <text:p text:style-name="P27"/>
            <text:p text:style-name="P27">where ITYPE is determined from <text:span text:style-name="T59">ITYPE</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mber</text:p>
          </table:table-cell>
          <table:table-cell table:style-name="Таблица8.C3" office:value-type="string">
            <text:p text:style-name="P22"><text:span text:style-name="T37">determined from </text:span><text:span text:style-name="T2">Number</text:span><text:span text:style-name="T37"> with overflow check</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slen&gt;( (ptr,<text:span text:style-name="T54">EXPR</text:span>)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slen&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9">QNAME</text:p>
          </table:table-cell>
          <table:table-cell table:style-name="Таблица8.C3" office:value-type="string">
            <text:p text:style-name="P12">cast_obj&lt;slen&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ll</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2">}</text:span></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
      <text:p text:style-name="Text_20_body"><text:soft-page-break/></text:p>
      <text:p text:style-name="Text_20_body">Address evaluation is described in the following table.</text:p>
      <text:p text:style-name="Text_20_body"/>
      <table:table table:name="Таблица9" table:style-name="Таблица9">
        <table:table-column table:style-name="Таблица9.A"/>
        <table:table-column table:style-name="Таблица9.B"/>
        <table:table-row>
          <table:table-cell table:style-name="Таблица9.A1" office:value-type="string">
            <text:p text:style-name="P25">Expression</text:p>
          </table:table-cell>
          <table:table-cell table:style-name="Таблица9.B1" office:value-type="string">
            <text:p text:style-name="P25">Evaluation</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row>
          <table:table-cell table:style-name="Таблица9.A3" office:value-type="string">
            <text:p text:style-name="P22"><text:span text:style-name="T2">*</text:span> <text:span text:style-name="T54">EXPR</text:span></text:p>
          </table:table-cell>
          <table:table-cell table:style-name="Таблица9.B3" office:value-type="string">
            <text:p text:style-name="P12">(ptr,<text:span text:style-name="T60">EXPR</text:span>)</text:p>
          </table:table-cell>
        </table:table-row>
        <table:table-row>
          <table:table-cell table:style-name="Таблица9.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9.B3" office:value-type="string">
            <text:p text:style-name="P22">(ptr, <text:span text:style-name="T54">EXPR</text:span><text:span text:style-name="T55">1</text:span> <text:span text:style-name="T2">+</text:span> <text:span text:style-name="T54">EXPR</text:span><text:span text:style-name="T55">2</text:span> )</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address( <text:span text:style-name="T60">EXPR </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ptr,<text:span text:style-name="T60">EXPR</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9">QNAME</text:p>
          </table:table-cell>
          <table:table-cell table:style-name="Таблица9.B3" office:value-type="string">
            <text:p text:style-name="P12">→ Const</text:p>
            <text:p text:style-name="P27"/>
            <text:p text:style-name="P27">where <text:span text:style-name="T9">Const</text:span> is determined from <text:span text:style-name="T61">QNAME</text:span> and must be a constant</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
      <text:p text:style-name="Text_20_body"/>
      <text:p text:style-name="Text_20_body">The following table is the list of basic operations.</text:p>
      <text:p text:style-name="Text_20_body"/>
      <table:table table:name="Таблица10" table:style-name="Таблица10">
        <table:table-column table:style-name="Таблица10.A"/>
        <table:table-column table:style-name="Таблица10.B"/>
        <table:table-row>
          <table:table-cell table:style-name="Таблица10.A1" office:value-type="string">
            <text:p text:style-name="P25">Operation</text:p>
          </table:table-cell>
          <table:table-cell table:style-name="Таблица10.B1" office:value-type="string">
            <text:p text:style-name="P25">Descrip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I</text:span><text:span text:style-name="T26"> </text:span><text:span text:style-name="T66">→</text:span><text:span text:style-name="T26"> I</text:span></text:p>
          </table:table-cell>
          <table:table-cell table:style-name="Таблица10.B3" office:value-type="string">
            <text:p text:style-name="P12"/>
          </table:table-cell>
        </table:table-row>
        <table:table-row>
          <table:table-cell table:style-name="Таблица10.A3" office:value-type="string">
            <text:p text:style-name="P12">-<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slen</text:span> <text:span text:style-name="T65">→</text:span> slen</text:p>
          </table:table-cell>
          <table:table-cell table:style-name="Таблица10.B3" office:value-type="string">
            <text:p text:style-name="P12"/>
          </table:table-cell>
        </table:table-row>
        <table:table-row>
          <table:table-cell table:style-name="Таблица10.A3" office:value-type="string">
            <text:p text:style-name="P12">-<text:span text:style-name="T15">slen</text:span> <text:span text:style-name="T65">→</text:span> slen</text:p>
          </table:table-cell>
          <table:table-cell table:style-name="Таблица10.B3" office:value-type="string">
            <text:p text:style-name="P12">always successful</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ext:soft-page-break/>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text +<text:span text:style-name="T15">text</text:span> text <text:span text:style-name="T65">→</text:span> text</text:p>
          </table:table-cell>
          <table:table-cell table:style-name="Таблица10.B3" office:value-type="string">
            <text:p text:style-name="P12">text concaten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ptr +<text:span text:style-name="T15">ptr</text:span> slen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ptr -<text:span text:style-name="T15">ptr</text:span> ptr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heck_type&lt;T *,...&gt;( ptr ) <text:span text:style-name="T65">→</text:span> ptr</text:p>
          </table:table-cell>
          <table:table-cell table:style-name="Таблица10.B3" office:value-type="string">
            <text:p text:style-name="P12">check the pointer type</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to&lt;I&gt;( I<text:span text:style-name="T15">1</text:span> ) <text:span text:style-name="T65">→</text:span> I</text:p>
          </table:table-cell>
          <table:table-cell table:style-name="Таблица10.B3" office:value-type="string">
            <text:p text:style-name="P12">reduction by module</text:p>
          </table:table-cell>
        </table:table-row>
        <table:table-row>
          <table:table-cell table:style-name="Таблица10.A3" office:value-type="string">
            <text:p text:style-name="P12">cast_to&lt;slen&gt;( I ) <text:span text:style-name="T65">→</text:span> slen</text:p>
          </table:table-cell>
          <table:table-cell table:style-name="Таблица10.B3" office:value-type="string">
            <text:p text:style-name="P12">with overflow check</text:p>
          </table:table-cell>
        </table:table-row>
        <table:table-row>
          <table:table-cell table:style-name="Таблица10.A3" office:value-type="string">
            <text:p text:style-name="P12">cast_to&lt;text&gt;( I ) <text:span text:style-name="T65">→</text:span> text</text:p>
          </table:table-cell>
          <table:table-cell table:style-name="Таблица10.B3" office:value-type="string">
            <text:p text:style-name="P12">decimal representation</text:p>
          </table:table-cell>
        </table:table-row>
        <table:table-row>
          <table:table-cell table:style-name="Таблица10.A3" office:value-type="string">
            <text:p text:style-name="P12">cast_to&lt;text&gt;( ip ) <text:span text:style-name="T65">→</text:span> text</text:p>
          </table:table-cell>
          <table:table-cell table:style-name="Таблица10.B3" office:value-type="string">
            <text:p text:style-name="P12">standard dot represent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obj&lt;T&gt;( ptr ) <text:span text:style-name="T65">→</text:span> T</text:p>
          </table:table-cell>
          <table:table-cell table:style-name="Таблица10.B3" office:value-type="string">
            <text:p text:style-name="P12"/>
          </table:table-cell>
        </table:table-row>
        <table:table-row>
          <table:table-cell table:style-name="Таблица10.A3" office:value-type="string">
            <text:p text:style-name="P12">cast_obj&lt;ptr&gt;( ptr )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cast_obj&lt;slen&gt;( ptr )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 Const <text:span text:style-name="T65">→</text:span> ptr</text:p>
          </table:table-cell>
          <table:table-cell table:style-name="Таблица10.B3" office:value-type="string">
            <text:p text:style-name="P12">core pointer to the constant</text:p>
          </table:table-cell>
        </table:table-row>
        <table:table-row>
          <table:table-cell table:style-name="Таблица10.A3" office:value-type="string">
            <text:p text:style-name="P12">ptr → FieldName <text:span text:style-name="T65">→</text:span> ptr</text:p>
          </table:table-cell>
          <table:table-cell table:style-name="Таблица10.B3" office:value-type="string">
            <text:p text:style-name="P12">structure field selection</text:p>
          </table:table-cell>
        </table:table-row>
        <table:table-row>
          <table:table-cell table:style-name="Таблица10.A3" office:value-type="string">
            <text:p text:style-name="P12">ptr → [0] <text:span text:style-name="T67">→</text:span> ptr</text:p>
          </table:table-cell>
          <table:table-cell table:style-name="Таблица10.B3" office:value-type="string">
            <text:p text:style-name="P12">array pointer to the array first element convers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
      <text:p text:style-name="Text_20_body"/>
      <text:p text:style-name="Text_20_body">Integer type values have two interpretation: as the elements of the residual ring or as integer numbers from the representation set. For the type <text:span text:style-name="T9">uintN</text:span> the ring module is <text:span text:style-name="T9">2</text:span><text:span text:style-name="T24">N</text:span> and the representation set is <text:span text:style-name="T9">{0,...,2</text:span><text:span text:style-name="T24">N</text:span><text:span text:style-name="T9">-1}</text:span>. For the type <text:span text:style-name="T31">sintN</text:span> the ring module is <text:span text:style-name="T9">2</text:span><text:span text:style-name="T24">N</text:span> and the representation set is <text:span text:style-name="T9">{-2</text:span><text:span text:style-name="T24">N-1</text:span><text:span text:style-name="T9">,...,2</text:span><text:span text:style-name="T24">N-1</text:span><text:span text:style-name="T9">-1}</text:span>. Integer operations, except division operations, are performed in the correspondent residual ring of the integer type. But division operations are performed on the lifted integers. Divisor must not be zero. The following conditions are satisfied: <text:span text:style-name="T9">(a/b)*b+(a%b) == a</text:span> , <text:span text:style-name="T9">abs(a%b) &lt; abs(b)</text:span><text:span text:style-name="T37"> , </text:span><text:span text:style-name="T9">sign(a%b) == sign(a)</text:span><text:span text:style-name="T37"> . These conditions define division operations. Division operations produce the output from the representation set except the one case: </text:span><text:span text:style-name="T9">-M / -1 = M = -M (mod 2</text:span><text:span text:style-name="T24">N</text:span><text:span text:style-name="T9">)</text:span><text:span text:style-name="T37"> , where </text:span><text:span text:style-name="T9">-M == -2</text:span><text:span text:style-name="T24">N-1</text:span><text:span text:style-name="T37"> is the minimal negative value of the signed integer type. Integer cast operations are performed by reduction by module, i.e. the lifted integer residue by the module of the target type is produced.</text:span></text:p>
      <text:p text:style-name="Text_20_body"><text:soft-page-break/><text:span text:style-name="T9">slen</text:span><text:span text:style-name="T37"> is different than other integer types. It does not have the residual ring. It has the representation set </text:span><text:span text:style-name="T9">{-2</text:span><text:span text:style-name="T24">N</text:span><text:span text:style-name="T9">,...,+2</text:span><text:span text:style-name="T24">N</text:span><text:span text:style-name="T9">}</text:span><text:span text:style-name="T37">. Here </text:span><text:span text:style-name="T9">N</text:span><text:span text:style-name="T37"> is the number of bits of the type </text:span><text:span text:style-name="T9">ulen</text:span><text:span text:style-name="T37">. All </text:span><text:span text:style-name="T9">slen</text:span><text:span text:style-name="T37"> operations are performed as an integer number operation and if the result is not representable then a <text:s/></text:span><text:span text:style-name="T37">error happens. Division operations do not cause overflow, but may fail if the divisor is null. Cast operations of integer values to </text:span><text:span text:style-name="T9">slen</text:span><text:span text:style-name="T37"> preserve the integer value, but may cause a error if the value is not representable by </text:span><text:span text:style-name="T9">slen</text:span><text:span text:style-name="T37">.</text:span></text:p>
      <text:p text:style-name="Text_20_body">In general, <text:span text:style-name="T9">cast_obj</text:span> operation reads the value of the object, specified by the given pointer and casts it to the target type. If the source type and the target type are the same, the value remains unchanged. Otherwise the one of the following cast operations is performed.</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25">Source type</text:p>
          </table:table-cell>
          <table:table-cell table:style-name="Таблица11.A1" office:value-type="string">
            <text:p text:style-name="P25">Target type</text:p>
          </table:table-cell>
          <table:table-cell table:style-name="Таблица11.C1" office:value-type="string">
            <text:p text:style-name="P25">Operation</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row>
          <table:table-cell table:style-name="Таблица11.A3" office:value-type="string">
            <text:p text:style-name="P12">I<text:span text:style-name="T15">1</text:span></text:p>
          </table:table-cell>
          <table:table-cell table:style-name="Таблица11.A3" office:value-type="string">
            <text:p text:style-name="P12">I</text:p>
          </table:table-cell>
          <table:table-cell table:style-name="Таблица11.C3" office:value-type="string">
            <text:p text:style-name="P12">cast_to&lt;I&gt;( <text:span text:style-name="T26">*ptr</text:span> )</text:p>
          </table:table-cell>
        </table:table-row>
        <table:table-row>
          <table:table-cell table:style-name="Таблица11.A3" office:value-type="string">
            <text:p text:style-name="P12">I</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p</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text:p>
          </table:table-cell>
          <table:table-cell table:style-name="Таблица11.A3" office:value-type="string">
            <text:p text:style-name="P12">slen</text:p>
          </table:table-cell>
          <table:table-cell table:style-name="Таблица11.C3" office:value-type="string">
            <text:p text:style-name="P12">cast_to&lt;slen&gt;( *ptr )</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12"/>
            <text:p text:style-name="P27">if <text:span text:style-name="T9">*ptr</text:span> is <text:span text:style-name="T9">nullptr</text:span> a error happens</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27"><text:line-break/>if <text:span text:style-name="T9">*ptr</text:span> is <text:span text:style-name="T9">nullptr</text:span> a error happens</text:p>
          </table:table-cell>
        </table:table-row>
        <table:table-row>
          <table:table-cell table:style-name="Таблица11.A3" office:value-type="string">
            <text:p text:style-name="P12">struct S</text:p>
          </table:table-cell>
          <table:table-cell table:style-name="Таблица11.A3" office:value-type="string">
            <text:p text:style-name="P12">struct T</text:p>
          </table:table-cell>
          <table:table-cell table:style-name="Таблица11.C3" office:value-type="string">
            <text:p text:style-name="P27">recursive field-to-field <text:span text:style-name="T9">cast_obj</text:span>, based on field names,</text:p>
            <text:p text:style-name="P27">remaining fields are defaulted</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27"/>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ptr</text:p>
          </table:table-cell>
          <table:table-cell table:style-name="Таблица11.C3" office:value-type="string">
            <text:p text:style-name="P12">ptr → [0]</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
      <text:p text:style-name="Text_20_body"/>
      <text:p text:style-name="Text_20_body">There is a special case, where so-called <text:span text:style-name="T6">decay</text:span> takes place. If the source type is an array type and the target type is the pointer type, the address of the array is converted to the address of the first array element.</text:p>
      <text:p text:style-name="Text_20_body"/>
      <text:p text:style-name="Text_20_body">Each non-null pointer is ether a core pointer, or derived from a core pointer by selection operations. There are two selection operations: one to select a structure field and another to select an array element.</text:p>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25">Pointers</text:p>
          </table:table-cell>
          <table:table-cell table:style-name="Таблица12.B1" office:value-type="string">
            <text:p text:style-name="P25">Description</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row>
          <table:table-cell table:style-name="Таблица12.A3" office:value-type="string">
            <text:p text:style-name="P12">→ Const</text:p>
          </table:table-cell>
          <table:table-cell table:style-name="Таблица12.B3" office:value-type="string">
            <text:p text:style-name="P12">pointer to the constant</text:p>
          </table:table-cell>
        </table:table-row>
        <table:table-row>
          <table:table-cell table:style-name="Таблица12.A3" office:value-type="string">
            <text:p text:style-name="P12">ptr → FieldName</text:p>
          </table:table-cell>
          <table:table-cell table:style-name="Таблица12.B3" office:value-type="string">
            <text:p text:style-name="P12">pointer to the structure field</text:p>
          </table:table-cell>
        </table:table-row>
        <table:table-row>
          <table:table-cell table:style-name="Таблица12.A3" office:value-type="string">
            <text:p text:style-name="P12">ptr → [index]</text:p>
          </table:table-cell>
          <table:table-cell table:style-name="Таблица12.B3" office:value-type="string">
            <text:p text:style-name="P12">pointer to the array element</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
      <text:p text:style-name="Text_20_body"/>
      <text:p text:style-name="Text_20_body"><text:span text:style-name="T9">index</text:span> has the type <text:span text:style-name="T9">ulen</text:span>.</text:p>
      <text:p text:style-name="Text_20_body">During pointer operations pointer may point outside an array bound, but resulting constant value must point to an existing element. An example:</text:p>
      <text:p text:style-name="Код">int[10] A = { } ;</text:p>
      <text:p text:style-name="Код"/>
      <text:p text:style-name="Код">int * ptr = A+100-99 ; // A+100 point outside array bounds</text:p>
      <text:p text:style-name="Text_20_body">Overflows, however, produce errors.</text:p>
      <text:h text:style-name="P33" text:outline-level="2">6. File name processing.</text:h>
      <text:p text:style-name="Text_20_body">If <text:span text:style-name="T2">DDL</text:span> processing is performed on the regular file system files, there is a recommended way to handle file names during file name inclusion operations. Each file has an associated file name. When a file inclusion operation is found in the file text, it is necessary to build the file name to be included. In this process two names are used: the name of the source file (<text:span text:style-name="T9">src_name</text:span>) and the name, given in the inclusion directive (<text:span text:style-name="T9">inc_name</text:span>).</text:p>
      <text:p text:style-name="Text_20_body">The following table describes different file name classes.</text:p>
      <table:table table:name="Таблица13" table:style-name="Таблица13">
        <table:table-column table:style-name="Таблица13.A"/>
        <table:table-column table:style-name="Таблица13.B"/>
        <table:table-row>
          <table:table-cell table:style-name="Таблица13.A1" office:value-type="string">
            <text:p text:style-name="P25">File name class</text:p>
          </table:table-cell>
          <table:table-cell table:style-name="Таблица13.B1" office:value-type="string">
            <text:p text:style-name="P25">Definition</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row>
          <table:table-cell table:style-name="Таблица13.A3" office:value-type="string">
            <text:p text:style-name="Table_20_Contents">general</text:p>
          </table:table-cell>
          <table:table-cell table:style-name="Таблица13.B3" office:value-type="string">
            <text:p text:style-name="P12">(dev:)<text:span text:style-name="T22">opt</text:span>(/)<text:span text:style-name="T22">opt</text:span>(extname/)<text:span text:style-name="T22">*</text:span>name</text:p>
          </table:table-cell>
        </table:table-row>
        <table:table-row>
          <table:table-cell table:style-name="Таблица13.A3" office:value-type="string">
            <text:p text:style-name="Table_20_Contents">normalized</text:p>
          </table:table-cell>
          <table:table-cell table:style-name="Таблица13.B3" office:value-type="string">
            <text:p text:style-name="P12">(dev:)<text:span text:style-name="T22">opt</text:span>(/)<text:span text:style-name="T22">opt</text:span>(name/)<text:span text:style-name="T22">*</text:span>name</text:p>
            <text:p text:style-name="P12">(dev:)<text:span text:style-name="T22">opt</text:span>(../)<text:span text:style-name="T22">1..</text:span>(name/)<text:span text:style-name="T22">*</text:span>name</text:p>
          </table:table-cell>
        </table:table-row>
        <table:table-row>
          <table:table-cell table:style-name="Таблица13.A3" office:value-type="string">
            <text:p text:style-name="Table_20_Contents">absolute</text:p>
          </table:table-cell>
          <table:table-cell table:style-name="Таблица13.B3" office:value-type="string">
            <text:p text:style-name="P12">dev:(/)<text:span text:style-name="T22">opt</text:span>(extname/)<text:span text:style-name="T22">*</text:span>name</text:p>
            <text:p text:style-name="P12">(dev:)<text:span text:style-name="T22">opt</text:span>/(extname/)<text:span text:style-name="T22">*</text:span>name</text:p>
          </table:table-cell>
        </table:table-row>
        <table:table-row>
          <table:table-cell table:style-name="Таблица13.A3" office:value-type="string">
            <text:p text:style-name="Table_20_Contents">relative</text:p>
          </table:table-cell>
          <table:table-cell table:style-name="Таблица13.B3" office:value-type="string">
            <text:p text:style-name="P12">(extname/)<text:span text:style-name="T22">*</text:span>name</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
      <text:p text:style-name="Text_20_body"><text:span text:style-name="T9">dev</text:span> is a name of the device. There is no minimum limitation on this string.</text:p>
      <text:p text:style-name="Text_20_body"><text:span text:style-name="T9">extname</text:span> is the file name. It is a non-empty string of allowed characters. The minimum requirement on the allowed character set is: it must not contain <text:span text:style-name="T9">:</text:span> <text:span text:style-name="T9">/</text:span> and <text:span text:style-name="T9">\</text:span><text:span text:style-name="T37">.</text:span></text:p>
      <text:p text:style-name="Text_20_body"><text:span text:style-name="T9">name</text:span><text:span text:style-name="T37"> is the regular file name. It is </text:span><text:span text:style-name="T9">extname</text:span><text:span text:style-name="T37"> with excluded two special names: “</text:span><text:span text:style-name="T9">.”</text:span><text:span text:style-name="T37"> and “</text:span><text:span text:style-name="T9">..”</text:span><text:span text:style-name="T37">.</text:span></text:p>
      <text:p text:style-name="Text_20_body"><text:span text:style-name="T9">/</text:span> means both <text:span text:style-name="T9">/</text:span> and <text:span text:style-name="T9">\</text:span>.</text:p>
      <text:p text:style-name="Text_20_body">A general name can be normalized. It is a good practice to keep file names normalized to simplify a file name processing.</text:p>
      <text:p text:style-name="Text_20_body">If <text:span text:style-name="T9">inc_name</text:span> is absolute, it is the resulting file name. If it is relative, it is combined with the <text:span text:style-name="T9">src_name</text:span> path component to produce the resulting file n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Код" style:family="paragraph" style:parent-style-name="Text_20_body" style:class="text" style:master-page-name="">
      <style:paragraph-properties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1-25T11:02:43.63</meta:creation-date>
    <meta:generator>OpenOffice/4.1.11$Win32 OpenOffice.org_project/4111m1$Build-9808</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13" meta:image-count="0" meta:object-count="0" meta:page-count="30" meta:paragraph-count="1096" meta:word-count="5328" meta:character-count="28459"/>
    <meta:user-defined meta:name="Поле 1"/>
    <meta:user-defined meta:name="Поле 2"/>
    <meta:user-defined meta:name="Поле 3"/>
    <meta:user-defined meta:name="Поле 4"/>
  </office:meta>
</office:document-meta>
</file>